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MSS10" svg:font-family="CMSS10"/>
    <style:font-face style:name="Tahoma2" svg:font-family="Tahoma"/>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ArialMT" svg:font-family="ArialMT" style:font-adornments="Regular" style:font-family-generic="swiss"/>
    <style:font-face style:name="Courier New" svg:font-family="'Courier New'"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tab-stops>
          <style:tab-stop style:position="4.5in" style:type="right"/>
        </style:tab-stops>
      </style:paragraph-properties>
      <style:text-properties style:font-name="Arial1" fo:font-size="10pt" style:font-size-asian="10pt" style:font-size-complex="10pt"/>
    </style:style>
    <style:style style:name="P2" style:family="paragraph" style:parent-style-name="Footer">
      <style:paragraph-properties fo:text-align="center" style:justify-single-word="false"/>
      <style:text-properties style:font-name="Arial1" fo:font-size="10pt" style:font-size-asian="10pt" style:font-size-complex="10pt"/>
    </style:style>
    <style:style style:name="P3" style:family="paragraph" style:parent-style-name="Standard">
      <style:text-properties fo:color="#000000" loext:opacity="100%" style:text-outline="false" style:text-line-through-style="none" style:text-line-through-type="none" style:text-position="0% 100%" style:font-name="Arial3"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style:font-name="Arial3" fo:font-size="16pt" fo:font-weight="bold" style:font-size-asian="16pt" style:font-weight-asian="bold" style:font-size-complex="16pt" style:font-weight-complex="bold"/>
    </style:style>
    <style:style style:name="P5" style:family="paragraph" style:parent-style-name="Standard">
      <style:text-properties style:font-name="Arial3" fo:font-size="10pt" fo:font-weight="normal" style:font-size-asian="10pt" style:font-weight-asian="normal" style:font-size-complex="10pt" style:font-weight-complex="normal"/>
    </style:style>
    <style:style style:name="P6" style:family="paragraph" style:parent-style-name="Standard">
      <style:text-properties style:font-name="Arial3" fo:font-size="10pt" fo:font-weight="bold" style:font-size-asian="8.75pt" style:font-weight-asian="bold" style:font-size-complex="10pt" style:font-weight-complex="bold"/>
    </style:style>
    <style:style style:name="P7" style:family="paragraph" style:parent-style-name="Standard">
      <style:text-properties style:font-name="Arial3" fo:font-size="14pt" fo:font-weight="bold" style:font-size-asian="12.25pt" style:font-weight-asian="bold" style:font-size-complex="14pt" style:font-weight-complex="bold"/>
    </style:style>
    <style:style style:name="P8" style:family="paragraph" style:parent-style-name="Standard">
      <style:text-properties style:font-name="Arial1" fo:font-size="10pt" fo:font-weight="normal" officeooo:rsid="0046b4cb" officeooo:paragraph-rsid="0017026e" style:font-size-asian="10pt" style:font-weight-asian="normal" style:font-size-complex="10pt" style:font-weight-complex="normal"/>
    </style:style>
    <style:style style:name="P9" style:family="paragraph" style:parent-style-name="Standard">
      <style:text-properties style:font-name="Arial1" fo:font-size="10pt" fo:font-weight="normal" officeooo:rsid="005350f5" officeooo:paragraph-rsid="005350f5" style:font-size-asian="10pt" style:font-weight-asian="normal" style:font-size-complex="10pt" style:font-weight-complex="normal"/>
    </style:style>
    <style:style style:name="P10" style:family="paragraph" style:parent-style-name="Standard">
      <style:text-properties style:font-name="Arial1" fo:font-size="10pt" fo:font-weight="normal" officeooo:rsid="005a2df7" officeooo:paragraph-rsid="005a2df7" style:font-size-asian="10pt" style:font-weight-asian="normal" style:font-size-complex="10pt" style:font-weight-complex="normal"/>
    </style:style>
    <style:style style:name="P11" style:family="paragraph" style:parent-style-name="Standard">
      <style:paragraph-properties fo:margin-left="0in" fo:margin-right="0in" fo:text-indent="0in" style:auto-text-indent="false" fo:break-before="page">
        <style:tab-stops/>
      </style:paragraph-properties>
      <style:text-properties style:font-name="Arial3" fo:font-size="16pt" fo:font-weight="bold" officeooo:rsid="004eca5e" officeooo:paragraph-rsid="004eca5e" style:font-name-asian="CMSS10" style:font-size-asian="16pt" style:font-weight-asian="bold" style:font-name-complex="CMSS10" style:font-size-complex="16pt" style:font-weight-complex="bold"/>
    </style:style>
    <style:style style:name="P12" style:family="paragraph" style:parent-style-name="Default_7e_LT_7e_Gliederung_20_1">
      <style:paragraph-properties fo:margin-left="0in" fo:margin-right="0in"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0pt" style:font-size-asian="10pt" style:font-size-complex="10pt"/>
    </style:style>
    <style:style style:name="P13" style:family="paragraph" style:parent-style-name="Default_7e_LT_7e_Gliederung_20_1">
      <style:paragraph-properties fo:margin-left="0in" fo:margin-right="0in"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0pt" fo:font-weight="normal" style:font-size-asian="10pt" style:font-weight-asian="normal" style:font-size-complex="10pt" style:font-weight-complex="normal"/>
    </style:style>
    <style:style style:name="P14" style:family="paragraph" style:parent-style-name="Default_7e_LT_7e_Gliederung_20_1">
      <style:paragraph-properties fo:margin-left="0in" fo:margin-right="0in" fo:text-indent="0in" style:auto-text-indent="false"/>
      <style:text-properties fo:font-size="10pt" fo:font-weight="normal" officeooo:paragraph-rsid="0017026e" style:font-size-asian="10pt" style:font-weight-asian="normal" style:font-size-complex="10pt" style:font-weight-complex="normal"/>
    </style:style>
    <style:style style:name="P15" style:family="paragraph" style:parent-style-name="Default_7e_LT_7e_Gliederung_20_1">
      <style:paragraph-properties fo:margin-left="0in" fo:margin-right="0in" fo:text-indent="0in" style:auto-text-indent="false"/>
      <style:text-properties style:font-name="Arial1" fo:font-size="10pt" fo:font-weight="normal" officeooo:rsid="0046b4cb" officeooo:paragraph-rsid="0017026e" style:font-size-asian="10pt" style:font-weight-asian="normal" style:font-size-complex="10pt" style:font-weight-complex="normal"/>
    </style:style>
    <style:style style:name="P16"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bold" officeooo:rsid="0046b4cb" officeooo:paragraph-rsid="0017026e" style:font-size-asian="10pt" style:font-style-asian="normal" style:font-weight-asian="bold" style:font-size-complex="10pt" style:font-weight-complex="normal" style:text-emphasize="none"/>
    </style:style>
    <style:style style:name="P17"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normal" officeooo:rsid="0046b4cb" officeooo:paragraph-rsid="0017026e" style:font-size-asian="10pt" style:font-style-asian="normal" style:font-weight-asian="normal" style:font-size-complex="10pt" style:font-weight-complex="normal" style:text-emphasize="none"/>
    </style:style>
    <style:style style:name="P18" style:family="paragraph" style:parent-style-name="Default_7e_LT_7e_Gliederung_20_1">
      <style:paragraph-properties fo:margin-left="0in" fo:margin-right="0in"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19"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normal" officeooo:paragraph-rsid="0017026e" style:font-size-asian="10pt" style:font-style-asian="normal" style:font-weight-asian="normal" style:font-size-complex="10pt" style:font-weight-complex="normal" style:text-emphasize="none"/>
    </style:style>
    <style:style style:name="P20"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normal" officeooo:paragraph-rsid="00503891" style:font-size-asian="10pt" style:font-style-asian="normal" style:font-weight-asian="normal" style:font-size-complex="10pt" style:font-weight-complex="normal" style:text-emphasize="none"/>
    </style:style>
    <style:style style:name="P21"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normal" officeooo:rsid="005a2df7" officeooo:paragraph-rsid="005a2df7" style:font-size-asian="10pt" style:font-style-asian="normal" style:font-weight-asian="normal" style:font-size-complex="10pt" style:font-weight-complex="normal" style:text-emphasize="none"/>
    </style:style>
    <style:style style:name="P22" style:family="paragraph" style:parent-style-name="Default_7e_LT_7e_Gliederung_20_1">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3" style:family="paragraph" style:parent-style-name="Default_7e_LT_7e_Gliederung_20_1" style:master-page-name="">
      <loext:graphic-properties draw:fill="none"/>
      <style:paragraph-properties fo:margin-left="0in" fo:margin-right="0in" fo:margin-top="0in" fo:margin-bottom="0in" style:contextual-spacing="false" fo:text-align="start" style:justify-single-word="false" fo:text-indent="0in" style:auto-text-indent="false" style:page-number="auto" fo:background-color="transparent" style:text-autospace="none"/>
      <style:text-properties style:font-name="Arial1" fo:font-size="10pt" fo:font-weight="normal" officeooo:rsid="0046b4cb" officeooo:paragraph-rsid="0017026e" style:font-size-asian="10pt" style:font-weight-asian="normal" style:font-size-complex="10pt" style:font-weight-complex="normal"/>
    </style:style>
    <style:style style:name="P24" style:family="paragraph" style:parent-style-name="Default_7e_LT_7e_Gliederung_20_1">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autospace="none"/>
      <style:text-properties fo:color="#000000" loext:opacity="100%" style:text-outline="false" style:text-line-through-style="none" style:text-line-through-type="none" style:font-name="Arial" fo:font-size="10pt" fo:font-style="normal" fo:text-shadow="none" style:text-underline-style="none" fo:font-weight="normal" officeooo:rsid="0046b4cb" officeooo:paragraph-rsid="0017026e" style:font-size-asian="10pt" style:font-style-asian="normal" style:font-weight-asian="normal" style:font-size-complex="10pt" style:font-weight-complex="normal" style:text-emphasize="none"/>
    </style:style>
    <style:style style:name="P25" style:family="paragraph" style:parent-style-name="Default_7e_LT_7e_Gliederung_20_1">
      <style:paragraph-properties fo:margin-left="0in" fo:margin-right="0in" fo:margin-top="0in" fo:margin-bottom="0in" style:contextual-spacing="false" fo:text-align="start" style:justify-single-word="false" fo:text-indent="0in" style:auto-text-indent="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6" style:family="paragraph" style:parent-style-name="Default_7e_LT_7e_Gliederung_20_1">
      <style:paragraph-properties fo:margin-left="0in" fo:margin-right="0in" fo:margin-top="0in" fo:margin-bottom="0in" style:contextual-spacing="false" fo:line-height="80%"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22748" style:font-size-asian="10pt" style:font-size-complex="10pt"/>
    </style:style>
    <style:style style:name="P27" style:family="paragraph" style:parent-style-name="Default_7e_LT_7e_Gliederung_20_1">
      <loext:graphic-properties draw:fill="none"/>
      <style:paragraph-properties fo:margin-left="0in" fo:margin-right="0in" fo:margin-top="0.0693in" fo:margin-bottom="0in" style:contextual-spacing="false" fo:line-height="8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officeooo:paragraph-rsid="005350f5"/>
    </style:style>
    <style:style style:name="P28" style:family="paragraph" style:parent-style-name="Default_7e_LT_7e_Gliederung_20_1">
      <style:paragraph-properties fo:margin-left="0in" fo:margin-right="0in" fo:margin-top="0.0626in" fo:margin-bottom="0in" style:contextual-spacing="false"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a2df7" style:font-size-asian="10pt" style:font-size-complex="10pt"/>
    </style:style>
    <style:style style:name="P29" style:family="paragraph" style:parent-style-name="Default_7e_LT_7e_Gliederung_20_1">
      <style:paragraph-properties fo:margin-left="0in" fo:margin-right="0in" fo:margin-top="0.0626in" fo:margin-bottom="0in" style:contextual-spacing="false" style:line-height-at-least="0.139in"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a2df7" style:font-size-asian="10pt" style:font-size-complex="10pt"/>
    </style:style>
    <style:style style:name="P30" style:family="paragraph" style:parent-style-name="Default_7e_LT_7e_Gliederung_20_1">
      <style:paragraph-properties fo:margin-left="0in" fo:margin-right="0in" fo:margin-top="0.0626in" fo:margin-bottom="0in" style:contextual-spacing="false" style:line-height-at-least="0.139in"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a9be2" style:font-size-asian="10pt" style:font-size-complex="10pt"/>
    </style:style>
    <style:style style:name="P31" style:family="paragraph" style:parent-style-name="Default_7e_LT_7e_Gliederung_20_1">
      <style:paragraph-properties fo:margin-left="0in" fo:margin-right="0in" fo:margin-top="0.0626in" fo:margin-bottom="0in" style:contextual-spacing="false"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a2df7" style:font-size-asian="10pt" style:font-style-asian="normal" style:font-weight-asian="normal" style:font-size-complex="10pt" style:text-emphasize="none"/>
    </style:style>
    <style:style style:name="P32"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size-complex="10pt" style:text-emphasize="none"/>
    </style:style>
    <style:style style:name="P33"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bold" officeooo:paragraph-rsid="005a2df7" style:font-size-asian="10pt" style:font-style-asian="normal" style:font-weight-asian="bold" style:font-size-complex="10pt" style:text-emphasize="none"/>
    </style:style>
    <style:style style:name="P34"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text-emphasize="none"/>
    </style:style>
    <style:style style:name="P35"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4ca616" style:font-size-asian="10pt" style:font-style-asian="normal" style:font-weight-asian="normal" style:font-size-complex="10pt" style:text-emphasize="none"/>
    </style:style>
    <style:style style:name="P36"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a2df7" style:font-size-asian="10pt" style:font-style-asian="normal" style:font-weight-asian="normal" style:font-size-complex="10pt" style:text-emphasize="none"/>
    </style:style>
    <style:style style:name="P37"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a9be2" style:font-size-asian="10pt" style:font-style-asian="normal" style:font-weight-asian="normal" style:font-size-complex="10pt" style:text-emphasize="none"/>
    </style:style>
    <style:style style:name="P38"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a2df7" style:font-size-asian="10pt" style:font-style-asian="normal" style:font-weight-asian="normal" style:font-size-complex="10pt" style:font-weight-complex="normal" style:text-emphasize="none"/>
    </style:style>
    <style:style style:name="P39"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a2df7" officeooo:paragraph-rsid="005a2df7" style:font-size-asian="10pt" style:font-style-asian="normal" style:font-weight-asian="normal" style:font-size-complex="10pt" style:font-weight-complex="normal" style:text-emphasize="none"/>
    </style:style>
    <style:style style:name="P40"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4ca616" style:font-size-asian="10pt" style:font-size-complex="10pt"/>
    </style:style>
    <style:style style:name="P41"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a2df7" style:font-size-asian="10pt" style:font-size-complex="10pt"/>
    </style:style>
    <style:style style:name="P42"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a9be2" style:font-size-asian="10pt" style:font-size-complex="10pt"/>
    </style:style>
    <style:style style:name="P43"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style:font-size-asian="10pt" style:font-size-complex="10pt"/>
    </style:style>
    <style:style style:name="P44" style:family="paragraph" style:parent-style-name="Default_7e_LT_7e_Gliederung_20_1">
      <style:paragraph-properties fo:margin-left="0.3752in" fo:margin-right="0in" fo:margin-top="0.0626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a2df7" style:font-size-asian="10pt" style:font-size-complex="10pt"/>
    </style:style>
    <style:style style:name="P45" style:family="paragraph" style:parent-style-name="Default_7e_LT_7e_Gliederung_20_1">
      <style:paragraph-properties fo:margin-left="0.3752in" fo:margin-right="0in"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46"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text-emphasize="none"/>
    </style:style>
    <style:style style:name="P47"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03891" style:font-size-asian="10pt" style:font-style-asian="normal" style:font-weight-asian="normal" style:font-size-complex="10pt" style:text-emphasize="none"/>
    </style:style>
    <style:style style:name="P48"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text-emphasize="none"/>
    </style:style>
    <style:style style:name="P49"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03891" style:font-size-asian="10pt" style:font-style-asian="normal" style:font-weight-asian="normal" style:font-size-complex="10pt" style:text-emphasize="none"/>
    </style:style>
    <style:style style:name="P50"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22748" style:font-size-asian="10pt" style:font-style-asian="normal" style:font-weight-asian="normal" style:font-size-complex="10pt" style:text-emphasize="none"/>
    </style:style>
    <style:style style:name="P51"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size-complex="10pt" style:text-emphasize="none"/>
    </style:style>
    <style:style style:name="P52"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03891" style:font-size-asian="10pt" style:font-size-complex="10pt"/>
    </style:style>
    <style:style style:name="P53" style:family="paragraph" style:parent-style-name="Default_7e_LT_7e_Gliederung_20_1">
      <style:paragraph-properties fo:margin-left="0.3752in" fo:margin-right="0in" fo:margin-top="0in" fo:margin-bottom="0in" style:contextual-spacing="false" style:line-height-at-least="0.139in"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03891" style:font-size-asian="10pt" style:font-size-complex="10pt"/>
    </style:style>
    <style:style style:name="P54"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officeooo:paragraph-rsid="00522748" style:font-size-asian="10pt" style:font-size-complex="10pt"/>
    </style:style>
    <style:style style:name="P55" style:family="paragraph" style:parent-style-name="Default_7e_LT_7e_Gliederung_20_1">
      <style:paragraph-properties fo:margin-left="0.1181in" fo:margin-right="0in" fo:text-indent="0in" style:auto-text-indent="false"/>
      <style:text-properties fo:color="#000000" loext:opacity="100%" style:text-outline="false" style:text-line-through-style="none" style:text-line-through-type="none" style:font-name="Arial" fo:font-size="10pt" fo:font-style="normal" fo:text-shadow="none" style:text-underline-style="none" fo:font-weight="bold" officeooo:rsid="0046b4cb" officeooo:paragraph-rsid="0017026e" style:font-size-asian="10pt" style:font-style-asian="normal" style:font-weight-asian="bold" style:font-size-complex="10pt" style:font-weight-complex="normal" style:text-emphasize="none"/>
    </style:style>
    <style:style style:name="P56" style:family="paragraph" style:parent-style-name="Default_7e_LT_7e_Gliederung_20_1">
      <style:text-properties fo:color="#000000" loext:opacity="100%" style:text-outline="false" style:text-line-through-style="none" style:text-line-through-type="none" style:font-name="Arial" fo:font-size="10pt" fo:font-style="normal" fo:text-shadow="none" style:text-underline-style="none" fo:font-weight="bold" officeooo:rsid="00503891" officeooo:paragraph-rsid="00503891" style:font-size-asian="10pt" style:font-style-asian="normal" style:font-weight-asian="bold" style:font-size-complex="10pt" style:font-weight-complex="normal" style:text-emphasize="none"/>
    </style:style>
    <style:style style:name="P57" style:family="paragraph" style:parent-style-name="Default_7e_LT_7e_Gliederung_20_1" style:list-style-name="L2">
      <loext:graphic-properties draw:fill="none"/>
      <style:paragraph-properties fo:margin-left="0.5in" fo:margin-right="0in" fo:margin-top="0in" fo:margin-bottom="0in" style:contextual-spacing="false" fo:line-height="80%" fo:text-indent="-0.25in" style:auto-text-indent="false" fo:background-color="transparent"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size="10pt" fo:font-style="normal" fo:text-shadow="none" style:text-underline-style="none" fo:font-weight="normal" officeooo:paragraph-rsid="005350f5" style:font-size-asian="10pt" style:font-style-asian="normal" style:font-weight-asian="normal" style:font-size-complex="10pt" style:font-weight-complex="normal" style:text-emphasize="none"/>
    </style:style>
    <style:style style:name="P58" style:family="paragraph" style:parent-style-name="Default_7e_LT_7e_Gliederung_20_1" style:list-style-name="L3">
      <loext:graphic-properties draw:fill="none"/>
      <style:paragraph-properties fo:margin-left="0.5in" fo:margin-right="0in" fo:margin-top="0in" fo:margin-bottom="0in" style:contextual-spacing="false" fo:line-height="80%" fo:text-indent="-0.25in" style:auto-text-indent="false" fo:background-color="transparent"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size="10pt" fo:font-style="normal" fo:text-shadow="none" style:text-underline-style="none" fo:font-weight="normal" officeooo:paragraph-rsid="005350f5" style:font-size-asian="10pt" style:font-style-asian="normal" style:font-weight-asian="normal" style:font-size-complex="10pt" style:font-weight-complex="normal" style:text-emphasize="none"/>
    </style:style>
    <style:style style:name="P59" style:family="paragraph" style:parent-style-name="Default_7e_LT_7e_Gliederung_20_1" style:list-style-name="L3">
      <loext:graphic-properties draw:fill="none"/>
      <style:paragraph-properties fo:margin-left="0.1181in" fo:margin-right="0in" fo:margin-top="0.0693in" fo:margin-bottom="0in" style:contextual-spacing="false" fo:line-height="8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size="10pt" fo:font-style="normal" fo:text-shadow="none" style:text-underline-style="none" fo:font-weight="normal" officeooo:paragraph-rsid="005350f5" style:font-size-asian="10pt" style:font-style-asian="normal" style:font-weight-asian="normal" style:font-size-complex="10pt" style:font-weight-complex="normal" style:text-emphasize="none"/>
    </style:style>
    <style:style style:name="P60" style:family="paragraph" style:parent-style-name="Default_7e_LT_7e_Gliederung_20_1">
      <style:paragraph-properties fo:margin-left="0in" fo:margin-right="0in" fo:text-indent="0in" style:auto-text-indent="false"/>
      <style:text-properties style:font-name="Arial" fo:font-size="10pt" fo:font-weight="normal" officeooo:rsid="005a2df7" officeooo:paragraph-rsid="005a2df7" style:font-size-asian="10pt" style:font-weight-asian="normal" style:font-size-complex="10pt" style:font-weight-complex="normal"/>
    </style:style>
    <style:style style:name="P61" style:family="paragraph" style:parent-style-name="Default_7e_LT_7e_Gliederung_20_1">
      <loext:graphic-properties draw:fill="none"/>
      <style:paragraph-properties fo:margin-left="0in" fo:margin-right="0in" fo:margin-top="0in" fo:margin-bottom="0in" style:contextual-spacing="false" fo:line-height="8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8d29" officeooo:paragraph-rsid="005d8d29" style:font-size-asian="10pt" style:font-weight-asian="normal" style:font-size-complex="10pt" style:font-weight-complex="normal"/>
    </style:style>
    <style:style style:name="P62" style:family="paragraph" style:parent-style-name="Default_7e_LT_7e_Gliederung_20_1">
      <loext:graphic-properties draw:fill="none"/>
      <style:paragraph-properties fo:margin-left="0in" fo:margin-right="0in" fo:margin-top="0in" fo:margin-bottom="0in" style:contextual-spacing="false" fo:line-height="8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8d29" officeooo:paragraph-rsid="005ed32f" style:font-size-asian="10pt" style:font-weight-asian="normal" style:font-size-complex="10pt" style:font-weight-complex="normal"/>
    </style:style>
    <style:style style:name="P63" style:family="paragraph" style:parent-style-name="Default_7e_LT_7e_Gliederung_20_1">
      <loext:graphic-properties draw:fill="none"/>
      <style:paragraph-properties fo:margin-left="0in" fo:margin-right="0in" fo:margin-top="0in" fo:margin-bottom="0in" style:contextual-spacing="false" fo:line-height="8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a811" officeooo:paragraph-rsid="0062e334" style:font-size-asian="10pt" style:font-weight-asian="normal" style:font-size-complex="10pt" style:font-weight-complex="normal"/>
    </style:style>
    <style:style style:name="P64"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a811" officeooo:paragraph-rsid="005da811" style:font-size-asian="10pt" style:font-weight-asian="normal" style:font-size-complex="10pt" style:font-weight-complex="normal"/>
    </style:style>
    <style:style style:name="P65"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a811" officeooo:paragraph-rsid="005e37cf" style:font-size-asian="10pt" style:font-weight-asian="normal" style:font-size-complex="10pt" style:font-weight-complex="normal"/>
    </style:style>
    <style:style style:name="P66"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a811" officeooo:paragraph-rsid="005ed32f" style:font-size-asian="10pt" style:font-weight-asian="normal" style:font-size-complex="10pt" style:font-weight-complex="normal"/>
    </style:style>
    <style:style style:name="P67"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6252in"/>
          <style:tab-stop style:position="1.1016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da811" officeooo:paragraph-rsid="005da811" style:font-size-asian="10pt" style:font-weight-asian="normal" style:font-size-complex="10pt" style:font-weight-complex="normal"/>
    </style:style>
    <style:style style:name="P68"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e37cf" officeooo:paragraph-rsid="005e37cf" style:font-size-asian="10pt" style:font-weight-asian="normal" style:font-size-complex="10pt" style:font-weight-complex="normal"/>
    </style:style>
    <style:style style:name="P69"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e37cf" officeooo:paragraph-rsid="005ed32f" style:font-size-asian="10pt" style:font-weight-asian="normal" style:font-size-complex="10pt" style:font-weight-complex="normal"/>
    </style:style>
    <style:style style:name="P70"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e37cf" officeooo:paragraph-rsid="0062e334" style:font-size-asian="10pt" style:font-weight-asian="normal" style:font-size-complex="10pt" style:font-weight-complex="normal"/>
    </style:style>
    <style:style style:name="P71"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e37cf" officeooo:paragraph-rsid="00677318" style:font-size-asian="10pt" style:font-weight-asian="normal" style:font-size-complex="10pt" style:font-weight-complex="normal"/>
    </style:style>
    <style:style style:name="P72"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5ed32f" officeooo:paragraph-rsid="005ed32f" style:font-size-asian="10pt" style:font-weight-asian="normal" style:font-size-complex="10pt" style:font-weight-complex="normal"/>
    </style:style>
    <style:style style:name="P73"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46b4cb" officeooo:paragraph-rsid="005ed32f" style:font-size-asian="10pt" style:font-weight-asian="normal" style:font-size-complex="10pt" style:font-weight-complex="normal"/>
    </style:style>
    <style:style style:name="P74" style:family="paragraph" style:parent-style-name="Default_7e_LT_7e_Gliederung_20_1">
      <loext:graphic-properties draw:fill="none"/>
      <style:paragraph-properties fo:margin-left="0in" fo:margin-right="0in" fo:margin-top="0in" fo:margin-bottom="0in" style:contextual-spacing="false" fo:line-height="8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644180" officeooo:paragraph-rsid="006cc329" style:font-size-asian="10pt" style:font-weight-asian="normal" style:font-size-complex="10pt" style:font-weight-complex="normal"/>
    </style:style>
    <style:style style:name="P75"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6728b6" officeooo:paragraph-rsid="006b4845" style:font-size-asian="10pt" style:font-weight-asian="normal" style:font-size-complex="10pt" style:font-weight-complex="normal"/>
    </style:style>
    <style:style style:name="P76"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677318" officeooo:paragraph-rsid="00677318" style:font-size-asian="10pt" style:font-weight-asian="normal" style:font-size-complex="10pt" style:font-weight-complex="normal"/>
    </style:style>
    <style:style style:name="P77"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6b4845" officeooo:paragraph-rsid="006b4845" style:font-size-asian="10pt" style:font-weight-asian="normal" style:font-size-complex="10pt" style:font-weight-complex="normal"/>
    </style:style>
    <style:style style:name="P78"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bold" officeooo:rsid="005e37cf" officeooo:paragraph-rsid="005e37cf" style:font-size-asian="10pt" style:font-weight-asian="bold" style:font-size-complex="10pt" style:font-weight-complex="bold"/>
    </style:style>
    <style:style style:name="P79"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677318" officeooo:paragraph-rsid="00677318" style:font-size-asian="10pt" style:font-weight-asian="normal" style:font-size-complex="10pt" style:font-weight-complex="normal"/>
    </style:style>
    <style:style style:name="P80" style:family="paragraph" style:parent-style-name="Default_7e_LT_7e_Gliederung_20_1">
      <loext:graphic-properties draw:fill="none"/>
      <style:paragraph-properties fo:margin-left="0in" fo:margin-right="0in" fo:margin-top="0in" fo:margin-bottom="0in" style:contextual-spacing="false" fo:line-height="100%" fo:text-indent="0in" style:auto-text-indent="false" fo:background-color="transparent" style:text-autospace="non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rsid="0069c9d7" officeooo:paragraph-rsid="006b4845" style:font-size-asian="10pt" style:font-weight-asian="normal" style:font-size-complex="10pt" style:font-weight-complex="normal"/>
    </style:style>
    <style:style style:name="P81"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5d8d29" style:font-size-asian="10pt" style:font-style-asian="normal" style:font-weight-asian="normal" style:font-size-complex="10pt" style:text-emphasize="none"/>
    </style:style>
    <style:style style:name="P82"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5ed32f" style:font-size-asian="10pt" style:font-style-asian="normal" style:font-weight-asian="normal" style:font-size-complex="10pt" style:text-emphasize="none"/>
    </style:style>
    <style:style style:name="P83"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62e334" style:font-size-asian="10pt" style:font-style-asian="normal" style:font-weight-asian="normal" style:font-size-complex="10pt" style:text-emphasize="none"/>
    </style:style>
    <style:style style:name="P84"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644180" style:font-size-asian="10pt" style:font-style-asian="normal" style:font-weight-asian="normal" style:font-size-complex="10pt" style:text-emphasize="none"/>
    </style:style>
    <style:style style:name="P85"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e37cf" officeooo:paragraph-rsid="005ed32f" style:font-size-asian="10pt" style:font-style-asian="normal" style:font-weight-asian="normal" style:font-size-complex="10pt" style:text-emphasize="none"/>
    </style:style>
    <style:style style:name="P86"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e37cf" officeooo:paragraph-rsid="0062e334" style:font-size-asian="10pt" style:font-style-asian="normal" style:font-weight-asian="normal" style:font-size-complex="10pt" style:text-emphasize="none"/>
    </style:style>
    <style:style style:name="P87"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57bc5" officeooo:paragraph-rsid="00657bc5" style:font-size-asian="9pt" style:font-style-asian="normal" style:font-weight-asian="normal" style:font-size-complex="9pt" style:text-emphasize="none"/>
    </style:style>
    <style:style style:name="P88"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57bc5" officeooo:paragraph-rsid="006728b6" style:font-size-asian="9pt" style:font-style-asian="normal" style:font-weight-asian="normal" style:font-size-complex="9pt" style:text-emphasize="none"/>
    </style:style>
    <style:style style:name="P89"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728b6" officeooo:paragraph-rsid="006728b6" style:font-size-asian="9pt" style:font-style-asian="normal" style:font-weight-asian="normal" style:font-size-complex="9pt" style:text-emphasize="none"/>
    </style:style>
    <style:style style:name="P90"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77318" officeooo:paragraph-rsid="00677318" style:font-size-asian="9pt" style:font-style-asian="normal" style:font-weight-asian="normal" style:font-size-complex="9pt" style:text-emphasize="none"/>
    </style:style>
    <style:style style:name="P91" style:family="paragraph" style:parent-style-name="Default_7e_LT_7e_Gliederung_20_1">
      <style:paragraph-properties fo:margin-left="0.3752in" fo:margin-right="0in" fo:margin-top="0in" fo:margin-bottom="0in" style:contextual-spacing="false" fo:line-height="8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77318" officeooo:paragraph-rsid="0069419f" style:font-size-asian="9pt" style:font-style-asian="normal" style:font-weight-asian="normal" style:font-size-complex="9pt" style:text-emphasize="none"/>
    </style:style>
    <style:style style:name="P92" style:family="paragraph" style:parent-style-name="Default_7e_LT_7e_Gliederung_20_1">
      <style:paragraph-properties fo:margin-left="0in" fo:margin-right="0in" fo:margin-top="0in" fo:margin-bottom="0in" style:contextual-spacing="false" fo:line-height="8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5d8d29" style:font-size-asian="10pt" style:font-style-asian="normal" style:font-weight-asian="normal" style:font-size-complex="10pt" style:text-emphasize="none"/>
    </style:style>
    <style:style style:name="P93" style:family="paragraph" style:parent-style-name="Default_7e_LT_7e_Gliederung_20_1">
      <style:paragraph-properties fo:margin-left="0in" fo:margin-right="0in" fo:margin-top="0in" fo:margin-bottom="0in" style:contextual-spacing="false" fo:line-height="8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5ed32f" style:font-size-asian="10pt" style:font-style-asian="normal" style:font-weight-asian="normal" style:font-size-complex="10pt" style:text-emphasize="none"/>
    </style:style>
    <style:style style:name="P94" style:family="paragraph" style:parent-style-name="Default_7e_LT_7e_Gliederung_20_1">
      <style:paragraph-properties fo:margin-left="0in" fo:margin-right="0in" fo:margin-top="0in" fo:margin-bottom="0in" style:contextual-spacing="false" fo:line-height="8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rsid="005d8d29" officeooo:paragraph-rsid="0062e334" style:font-size-asian="10pt" style:font-style-asian="normal" style:font-weight-asian="normal" style:font-size-complex="10pt" style:text-emphasize="none"/>
    </style:style>
    <style:style style:name="P95" style:family="paragraph" style:parent-style-name="Default_7e_LT_7e_Gliederung_20_1">
      <style:paragraph-properties fo:margin-left="0in" fo:margin-right="0in" fo:margin-top="0in" fo:margin-bottom="0in" style:contextual-spacing="false" fo:line-height="8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728b6" officeooo:paragraph-rsid="006728b6" style:font-size-asian="9pt" style:font-style-asian="normal" style:font-weight-asian="normal" style:font-size-complex="9pt" style:text-emphasize="none"/>
    </style:style>
    <style:style style:name="P96" style:family="paragraph" style:parent-style-name="Default_7e_LT_7e_Gliederung_20_1">
      <style:paragraph-properties fo:margin-left="0in" fo:margin-right="0in" fo:margin-top="0in" fo:margin-bottom="0in" style:contextual-spacing="false" fo:line-height="8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Courier New" fo:font-size="9pt" fo:font-style="normal" fo:text-shadow="none" style:text-underline-style="none" fo:font-weight="normal" officeooo:rsid="00657bc5" officeooo:paragraph-rsid="006728b6" style:font-size-asian="9pt" style:font-style-asian="normal" style:font-weight-asian="normal" style:font-size-complex="9pt" style:text-emphasize="none"/>
    </style:style>
    <style:style style:name="P97" style:family="paragraph" style:parent-style-name="Standard" style:list-style-name="L1">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4dc78d" officeooo:paragraph-rsid="004dc78d" style:font-name-asian="Courier New" style:font-size-asian="10pt" style:font-style-asian="normal" style:font-weight-asian="normal" style:font-name-complex="Courier New" style:font-size-complex="10pt" style:font-style-complex="normal" style:font-weight-complex="normal"/>
    </style:style>
    <style:style style:name="P98" style:family="paragraph" style:parent-style-name="Standard" style:list-style-name="L1">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4ca616" officeooo:paragraph-rsid="004ca616" style:font-name-asian="Courier New" style:font-size-asian="10pt" style:font-style-asian="normal" style:font-weight-asian="normal" style:font-name-complex="Courier New" style:font-size-complex="10pt" style:font-style-complex="normal" style:font-weight-complex="normal"/>
    </style:style>
    <style:style style:name="P99" style:family="paragraph" style:parent-style-name="Standard" style:list-style-name="L1">
      <style:text-properties officeooo:rsid="004ca616" officeooo:paragraph-rsid="004dc78d"/>
    </style:style>
    <style:style style:name="P100" style:family="paragraph" style:parent-style-name="Standard">
      <style:text-properties style:font-name="Arial1" fo:font-size="10pt" fo:font-weight="normal" officeooo:rsid="0046b4cb" officeooo:paragraph-rsid="0017026e" style:font-size-asian="10pt" style:font-weight-asian="normal" style:font-size-complex="10pt" style:font-weight-complex="normal"/>
    </style:style>
    <style:style style:name="P101" style:family="paragraph" style:parent-style-name="Standard">
      <style:paragraph-properties fo:margin-top="0in" fo:margin-bottom="0in" style:contextual-spacing="false"/>
      <style:text-properties style:font-name="Arial1" fo:font-size="10pt" fo:font-weight="normal" officeooo:rsid="005350f5" officeooo:paragraph-rsid="005d8d29" style:font-size-asian="10pt" style:font-weight-asian="normal" style:font-size-complex="10pt" style:font-weight-complex="normal"/>
    </style:style>
    <style:style style:name="P102" style:family="paragraph">
      <style:paragraph-properties fo:text-align="center"/>
    </style:style>
    <style:style style:name="P103" style:family="paragraph">
      <loext:graphic-properties draw:fill="none" draw:fill-color="#ffffff"/>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Arial1" fo:font-size="16pt" fo:font-weight="normal" style:font-size-asian="16pt" style:font-weight-asian="normal" style:font-size-complex="16pt" style:font-weight-complex="normal"/>
    </style:style>
    <style:style style:name="P104"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T1" style:family="text">
      <style:text-properties officeooo:rsid="0017026e"/>
    </style:style>
    <style:style style:name="T2" style:family="text">
      <style:text-properties officeooo:rsid="00562acd"/>
    </style:style>
    <style:style style:name="T3" style:family="text">
      <style:text-properties fo:color="#000000" loext:opacity="100%" style:text-outline="false" style:text-line-through-style="none" style:text-line-through-type="none" style:text-position="0% 100%" style:font-name="ArialMT"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 style:family="text">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20e9f1" style:font-name-asian="Courier New" style:font-size-asian="10pt" style:font-style-asian="normal" style:font-weight-asian="normal" style:font-name-complex="Courier New" style:font-size-complex="10pt" style:font-style-complex="normal" style:font-weight-complex="normal"/>
    </style:style>
    <style:style style:name="T5" style:family="text">
      <style:text-properties fo:color="#000000" loext:opacity="100%" style:text-outline="false" style:text-line-through-style="none" style:text-line-through-type="none" style:text-position="0% 100%" style:font-name="ArialMT" fo:font-size="10pt" fo:font-style="normal" fo:text-shadow="none" style:text-underline-style="none" fo:font-weight="normal" officeooo:rsid="005b4e58" style:font-name-asian="Courier New" style:font-size-asian="10pt" style:font-style-asian="normal" style:font-weight-asian="normal" style:font-name-complex="Courier New" style:font-size-complex="10pt" style:font-style-complex="normal" style:font-weight-complex="normal"/>
    </style:style>
    <style:style style:name="T6" style:family="text">
      <style:text-properties fo:color="#000000" loext:opacity="100%" style:text-outline="false" style:text-line-through-style="none" style:text-line-through-type="none" style:font-name="Arial" fo:font-style="normal" fo:text-shadow="none" style:text-underline-style="none" fo:font-weight="normal" style:font-style-asian="normal" style:font-weight-asian="normal" style:font-style-complex="normal" style:font-weight-complex="normal" style:text-emphasize="none"/>
    </style:style>
    <style:style style:name="T7" style:family="text">
      <style:text-properties fo:color="#000000" loext:opacity="100%" style:text-outline="false" style:text-line-through-style="none" style:text-line-through-type="none" style:font-name="Arial" fo:font-style="normal" fo:text-shadow="none" style:text-underline-style="none" fo:font-weight="normal" officeooo:rsid="004eca5e" style:font-style-asian="normal" style:font-weight-asian="normal" style:font-style-complex="normal" style:font-weight-complex="normal" style:text-emphasize="none"/>
    </style:style>
    <style:style style:name="T8" style:family="text">
      <style:text-properties fo:color="#000000" loext:opacity="100%" style:text-outline="false" style:text-line-through-style="none" style:text-line-through-type="none" style:font-name="Arial" fo:font-style="normal" fo:text-shadow="none" style:text-underline-style="none" fo:font-weight="normal" style:font-style-asian="normal" style:font-weight-asian="normal" style:font-weight-complex="normal" style:text-emphasize="none"/>
    </style:style>
    <style:style style:name="T9" style:family="text">
      <style:text-properties fo:color="#000000" loext:opacity="100%" style:text-outline="false" style:text-line-through-style="none" style:text-line-through-type="none" style:font-name="Arial" fo:font-style="normal" fo:text-shadow="none" style:text-underline-style="none" style:font-style-asian="normal" style:text-emphasize="none"/>
    </style:style>
    <style:style style:name="T10" style:family="text">
      <style:text-properties fo:color="#000000" loext:opacity="100%" style:text-outline="false" style:text-line-through-style="none" style:text-line-through-type="none" style:font-name="Arial" fo:font-style="normal" fo:text-shadow="none" style:text-underline-style="none" officeooo:rsid="0046b4cb" style:font-style-asian="normal" style:text-emphasize="none"/>
    </style:style>
    <style:style style:name="T11" style:family="text">
      <style:text-properties fo:color="#000000" loext:opacity="100%" style:text-outline="false" style:text-line-through-style="none" style:text-line-through-type="none" style:font-name="Arial" fo:font-style="normal" fo:text-shadow="none" style:text-underline-style="none" officeooo:rsid="004eb274" style:font-style-asian="normal" style:text-emphasize="none"/>
    </style:style>
    <style:style style:name="T12" style:family="text">
      <style:text-properties fo:color="#000000" loext:opacity="100%" style:text-outline="false" style:text-line-through-style="none" style:text-line-through-type="none" style:font-name="Arial" fo:font-style="normal" fo:text-shadow="none" style:text-underline-style="none" officeooo:rsid="00503891" style:font-style-asian="normal" style:text-emphasize="none"/>
    </style:style>
    <style:style style:name="T13" style:family="text">
      <style:text-properties fo:color="#000000" loext:opacity="100%" style:text-outline="false" style:text-line-through-style="none" style:text-line-through-type="none" style:font-name="Arial" fo:font-style="normal" fo:text-shadow="none" style:text-underline-style="none" officeooo:rsid="005d8d29" style:font-style-asian="normal" style:text-emphasize="none"/>
    </style:style>
    <style:style style:name="T14" style:family="text">
      <style:text-properties fo:color="#000000" loext:opacity="1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text-emphasize="none"/>
    </style:style>
    <style:style style:name="T15" style:family="text">
      <style:text-properties fo:color="#000000" loext:opacity="1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weight-complex="bold" style:text-emphasize="none"/>
    </style:style>
    <style:style style:name="T16" style:family="text">
      <style:text-properties fo:color="#000000" loext:opacity="100%" style:text-outline="false" style:text-line-through-style="none" style:text-line-through-type="none" style:font-name="Arial" fo:font-size="16pt" fo:font-style="normal" fo:text-shadow="none" style:text-underline-style="none" fo:font-weight="bold" officeooo:rsid="00503891" style:font-size-asian="16pt" style:font-style-asian="normal" style:font-weight-asian="bold" style:font-size-complex="16pt" style:font-weight-complex="bold" style:text-emphasize="none"/>
    </style:style>
    <style:style style:name="T17"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18" style:family="text">
      <style:text-properties fo:color="#000000" loext:opacity="100%" style:text-outline="false" style:text-line-through-style="none" style:text-line-through-type="none" fo:font-style="normal" fo:text-shadow="none" style:text-underline-style="none" fo:font-weight="normal" officeooo:rsid="004ca616" style:font-style-asian="normal" style:font-weight-asian="normal" style:text-emphasize="none"/>
    </style:style>
    <style:style style:name="T19" style:family="text">
      <style:text-properties fo:color="#000000" loext:opacity="100%" style:text-outline="false" style:text-line-through-style="none" style:text-line-through-type="none" fo:font-style="normal" fo:text-shadow="none" style:text-underline-style="none" fo:font-weight="normal" officeooo:rsid="00503891" style:font-style-asian="normal" style:font-weight-asian="normal" style:text-emphasize="none"/>
    </style:style>
    <style:style style:name="T20" style:family="text">
      <style:text-properties fo:color="#000000" loext:opacity="100%" style:text-outline="false" style:text-line-through-style="none" style:text-line-through-type="none" fo:font-style="normal" fo:text-shadow="none" style:text-underline-style="none" fo:font-weight="normal" officeooo:rsid="005a2df7" style:font-style-asian="normal" style:font-weight-asian="normal" style:text-emphasize="none"/>
    </style:style>
    <style:style style:name="T21" style:family="text">
      <style:text-properties fo:color="#000000" loext:opacity="100%" style:text-outline="false" style:text-line-through-style="none" style:text-line-through-type="none" fo:font-style="normal" fo:text-shadow="none" style:text-underline-style="none" fo:font-weight="normal" officeooo:rsid="005a9be2" style:font-style-asian="normal" style:font-weight-asian="normal" style:text-emphasize="none"/>
    </style:style>
    <style:style style:name="T22" style:family="text">
      <style:text-properties fo:color="#000000" loext:opacity="100%" style:text-outline="false" style:text-line-through-style="none" style:text-line-through-type="none" fo:font-style="normal" fo:text-shadow="none" style:text-underline-style="none" fo:font-weight="normal" officeooo:rsid="005a2df7" style:font-style-asian="normal" style:font-weight-asian="normal" style:font-weight-complex="normal" style:text-emphasize="none"/>
    </style:style>
    <style:style style:name="T23" style:family="text">
      <style:text-properties fo:color="#000000" loext:opacity="100%" style:text-outline="false" style:text-line-through-style="none" style:text-line-through-type="none" fo:font-style="normal" fo:text-shadow="none" style:text-underline-style="none" fo:font-weight="normal" officeooo:rsid="004ca616" style:font-style-asian="normal" style:font-weight-asian="normal" style:font-weight-complex="normal" style:text-emphasize="none"/>
    </style:style>
    <style:style style:name="T24" style:family="text">
      <style:text-properties fo:color="#000000" loext:opacity="100%" style:text-outline="false" style:text-line-through-style="none" style:text-line-through-type="none" fo:font-style="normal" fo:text-shadow="none" style:text-underline-style="none" fo:font-weight="normal" officeooo:rsid="0062e334" style:font-style-asian="normal" style:font-weight-asian="normal" style:font-weight-complex="normal" style:text-emphasize="none"/>
    </style:style>
    <style:style style:name="T25"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text-emphasize="none"/>
    </style:style>
    <style:style style:name="T26"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27" style:family="text">
      <style:text-properties fo:color="#000000" loext:opacity="100%" style:text-outline="false" style:text-line-through-style="none" style:text-line-through-type="none" fo:font-style="normal" fo:text-shadow="none" style:text-underline-style="none" fo:font-weight="bold" officeooo:rsid="00677318" style:font-style-asian="normal" style:font-weight-asian="bold" style:font-weight-complex="bold" style:text-emphasize="none"/>
    </style:style>
    <style:style style:name="T28" style:family="text">
      <style:text-properties fo:color="#000000" loext:opacity="100%" style:text-outline="false" style:text-line-through-style="none" style:text-line-through-type="none" fo:font-style="normal" fo:text-shadow="none" style:text-underline-style="none" style:font-style-asian="normal" style:text-emphasize="none"/>
    </style:style>
    <style:style style:name="T29" style:family="text">
      <style:text-properties fo:color="#000000" loext:opacity="100%" style:text-outline="false" style:text-line-through-style="none" style:text-line-through-type="none" fo:font-style="normal" fo:text-shadow="none" style:text-underline-style="none" officeooo:rsid="005fc14a" style:font-style-asian="normal" style:text-emphasize="none"/>
    </style:style>
    <style:style style:name="T30" style:family="text">
      <style:text-properties fo:color="#000000" loext:opacity="100%" style:text-outline="false" style:text-line-through-style="none" style:text-line-through-type="none" fo:font-style="normal" fo:text-shadow="none" style:text-underline-style="none" officeooo:rsid="0061b647" style:font-style-asian="normal" style:text-emphasize="none"/>
    </style:style>
    <style:style style:name="T31" style:family="text">
      <style:text-properties fo:color="#000000" loext:opacity="100%" style:text-outline="false" style:text-line-through-style="none" style:text-line-through-type="none" fo:font-style="normal" fo:text-shadow="none" style:text-underline-style="none" officeooo:rsid="0062e334" style:font-style-asian="normal" style:text-emphasize="none"/>
    </style:style>
    <style:style style:name="T32" style:family="text">
      <style:text-properties fo:color="#000000" loext:opacity="100%" style:text-outline="false" style:text-line-through-style="none" style:text-line-through-type="none" fo:font-style="normal" fo:text-shadow="none" style:text-underline-style="none" officeooo:rsid="0069c9d7" style:font-style-asian="normal" style:text-emphasize="none"/>
    </style:style>
    <style:style style:name="T33" style:family="text">
      <style:text-properties fo:color="#000000" loext:opacity="100%" style:text-outline="false" style:text-line-through-style="none" style:text-line-through-type="none" fo:font-style="normal" fo:text-shadow="none" style:text-underline-style="none" officeooo:rsid="006b4845" style:font-style-asian="normal" style:text-emphasize="none"/>
    </style:style>
    <style:style style:name="T34" style:family="text">
      <style:text-properties fo:color="#000000" loext:opacity="100%" style:text-outline="false" style:text-line-through-style="none" style:text-line-through-type="none" fo:font-style="normal" fo:text-shadow="none" style:text-underline-style="none" officeooo:rsid="006728b6" style:font-style-asian="normal" style:text-emphasize="none"/>
    </style:style>
    <style:style style:name="T35" style:family="text">
      <style:text-properties fo:color="#000000" loext:opacity="100%" style:text-outline="false" style:text-line-through-style="none" style:text-line-through-type="none" fo:font-size="16pt" fo:font-style="normal" fo:text-shadow="none" style:text-underline-style="none" fo:font-weight="bold" style:font-size-asian="16pt" style:font-style-asian="normal" style:font-weight-asian="bold" style:font-size-complex="16pt" style:font-weight-complex="bold" style:text-emphasize="none"/>
    </style:style>
    <style:style style:name="T36" style:family="text">
      <style:text-properties fo:color="#000000" loext:opacity="100%" style:text-outline="false" style:text-line-through-style="none" style:text-line-through-type="none" fo:font-size="16pt" fo:font-style="normal" fo:text-shadow="none" style:text-underline-style="none" fo:font-weight="bold" officeooo:rsid="00503891" style:font-size-asian="16pt" style:font-style-asian="normal" style:font-weight-asian="bold" style:font-size-complex="16pt" style:text-emphasize="none"/>
    </style:style>
    <style:style style:name="T37" style:family="text">
      <style:text-properties fo:color="#000000" loext:opacity="100%" style:text-outline="false" style:text-line-through-style="none" style:text-line-through-type="none" style:font-name="Courier New" fo:font-style="normal" fo:text-shadow="none" style:text-underline-style="none" style:font-style-asian="normal" style:text-emphasize="none"/>
    </style:style>
    <style:style style:name="T38" style:family="text">
      <style:text-properties fo:color="#000000" loext:opacity="100%" style:text-outline="false" style:text-line-through-style="none" style:text-line-through-type="none" style:font-name="Courier New" fo:font-style="normal" fo:text-shadow="none" style:text-underline-style="none" officeooo:rsid="00503891" style:font-style-asian="normal" style:text-emphasize="none"/>
    </style:style>
    <style:style style:name="T39" style:family="text">
      <style:text-properties fo:color="#000000" loext:opacity="100%" style:text-outline="false" style:text-line-through-style="none" style:text-line-through-type="none" style:font-name="Courier New" fo:font-style="normal" fo:text-shadow="none" style:text-underline-style="none" officeooo:rsid="00554547" style:font-style-asian="normal" style:text-emphasize="none"/>
    </style:style>
    <style:style style:name="T40" style:family="text">
      <style:text-properties fo:color="#000000" loext:opacity="100%" style:text-outline="false" style:text-line-through-style="none" style:text-line-through-type="none" style:font-name="Courier New" fo:font-style="normal" fo:text-shadow="none" style:text-underline-style="none" fo:font-weight="normal" officeooo:rsid="00657bc5" style:font-style-asian="normal" style:font-weight-asian="normal" style:text-emphasize="none"/>
    </style:style>
    <style:style style:name="T41" style:family="text">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T42" style:family="text">
      <style:text-properties fo:color="#000000" loext:opacity="100%" style:text-outline="false" style:text-line-through-style="none" style:text-line-through-type="none" style:font-name="Courier New" fo:font-size="9pt" fo:font-style="normal" fo:text-shadow="none" style:text-underline-style="none" officeooo:rsid="00657bc5" style:font-size-asian="9pt" style:font-style-asian="normal" style:font-size-complex="9pt" style:text-emphasize="none"/>
    </style:style>
    <style:style style:name="T43" style:family="text">
      <style:text-properties fo:color="#000000" loext:opacity="100%" style:text-outline="false" style:text-line-through-style="none" style:text-line-through-type="none" style:font-name="Courier New" fo:font-size="9pt" fo:font-style="normal" fo:text-shadow="none" style:text-underline-style="none" officeooo:rsid="006b4845" style:font-size-asian="9pt" style:font-style-asian="normal" style:font-size-complex="9pt" style:text-emphasize="none"/>
    </style:style>
    <style:style style:name="T44" style:family="text">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T45" style:family="text">
      <style:text-properties fo:color="#000000" loext:opacity="100%" style:text-outline="false" style:text-line-through-style="none" style:text-line-through-type="none" style:font-name="Arial1" fo:font-style="normal" fo:text-shadow="none" style:text-underline-style="none" style:font-style-asian="normal" style:text-emphasize="none"/>
    </style:style>
    <style:style style:name="T46" style:family="text">
      <style:text-properties fo:color="#000000" loext:opacity="100%" style:text-outline="false" style:text-line-through-style="none" style:text-line-through-type="none" style:font-name="Arial1" fo:font-style="normal" fo:text-shadow="none" style:text-underline-style="none" officeooo:rsid="006728b6" style:font-style-asian="normal" style:text-emphasize="none"/>
    </style:style>
    <style:style style:name="T47" style:family="text">
      <style:text-properties fo:color="#000000" loext:opacity="100%" style:text-outline="false" style:text-line-through-style="none" style:text-line-through-type="none" style:font-name="Arial1" fo:font-style="normal" fo:text-shadow="none" style:text-underline-style="none" officeooo:rsid="006b4845" style:font-style-asian="normal" style:text-emphasize="none"/>
    </style:style>
    <style:style style:name="T48" style:family="text">
      <style:text-properties fo:color="#000000" loext:opacity="100%" style:text-outline="false" style:text-line-through-style="none" style:text-line-through-type="none" style:font-name="Courier New" fo:font-style="normal" fo:text-shadow="none" style:text-underline-style="none" style:font-style-asian="normal" style:text-emphasize="none"/>
    </style:style>
    <style:style style:name="T49" style:family="text">
      <style:text-properties fo:color="#000000" loext:opacity="100%" style:text-outline="false" style:text-line-through-style="none" style:text-line-through-type="none" style:font-name="Courier New" fo:font-style="normal" fo:text-shadow="none" style:text-underline-style="none" officeooo:rsid="005d8d29" style:font-style-asian="normal" style:text-emphasize="none"/>
    </style:style>
    <style:style style:name="T50" style:family="text">
      <style:text-properties fo:color="#000000" loext:opacity="100%" style:text-outline="false" style:text-line-through-style="none" style:text-line-through-type="none" style:font-name="Courier New" fo:font-style="normal" fo:text-shadow="none" style:text-underline-style="none" officeooo:rsid="0062e334" style:font-style-asian="normal" style:text-emphasize="none"/>
    </style:style>
    <style:style style:name="T51" style:family="text">
      <style:text-properties fo:color="#000000" loext:opacity="100%" style:text-outline="false" style:text-line-through-style="none" style:text-line-through-type="none" style:font-name="Arial1" fo:font-style="normal" fo:text-shadow="none" style:text-underline-style="none" style:font-style-asian="normal" style:text-emphasize="none"/>
    </style:style>
    <style:style style:name="T52" style:family="text">
      <style:text-properties fo:color="#000000" loext:opacity="100%" style:text-outline="false" style:text-line-through-style="none" style:text-line-through-type="none" style:font-name="Arial1" fo:font-style="normal" fo:text-shadow="none" style:text-underline-style="none" officeooo:rsid="0069c9d7" style:font-style-asian="normal" style:text-emphasize="none"/>
    </style:style>
    <style:style style:name="T53" style:family="text">
      <style:text-properties fo:color="#000000" loext:opacity="100%" style:text-outline="false" style:text-line-through-style="none" style:text-line-through-type="none" style:font-name="Arial1" fo:font-style="normal" fo:text-shadow="none" style:text-underline-style="none" officeooo:rsid="006b4845" style:font-style-asian="normal" style:text-emphasize="none"/>
    </style:style>
    <style:style style:name="T54" style:family="text">
      <style:text-properties fo:color="#000000" loext:opacity="100%" style:text-outline="false" style:text-line-through-style="none" style:text-line-through-type="none" style:font-name="Arial1" fo:font-size="9pt" fo:font-style="normal" fo:text-shadow="none" style:text-underline-style="none" style:font-size-asian="9pt" style:font-style-asian="normal" style:font-size-complex="9pt" style:text-emphasize="none"/>
    </style:style>
    <style:style style:name="T55" style:family="text">
      <style:text-properties fo:color="#000000" loext:opacity="100%" style:text-outline="false" style:text-line-through-style="none" style:text-line-through-type="none" style:font-name="Arial1" fo:font-size="9pt" fo:font-style="normal" fo:text-shadow="none" style:text-underline-style="none" officeooo:rsid="006b4845" style:font-size-asian="9pt" style:font-style-asian="normal" style:font-size-complex="9pt" style:text-emphasize="none"/>
    </style:style>
    <style:style style:name="T56" style:family="text">
      <style:text-properties fo:font-weight="bold" style:font-weight-asian="bold" style:font-weight-complex="bold"/>
    </style:style>
    <style:style style:name="T57" style:family="text">
      <style:text-properties fo:font-weight="bold" officeooo:rsid="005d8d29" style:font-weight-asian="bold" style:font-weight-complex="bold"/>
    </style:style>
    <style:style style:name="T58" style:family="text">
      <style:text-properties officeooo:rsid="004ca616"/>
    </style:style>
    <style:style style:name="T59" style:family="text">
      <style:text-properties fo:color="#ff3300" loext:opacity="100%" style:text-outline="false" style:text-line-through-style="none" style:text-line-through-type="none" style:font-name="Arial" fo:font-style="normal" fo:text-shadow="none" style:text-underline-style="none" style:font-style-asian="normal" style:text-emphasize="none"/>
    </style:style>
    <style:style style:name="T60" style:family="text">
      <style:text-properties officeooo:rsid="0046b4cb"/>
    </style:style>
    <style:style style:name="T61" style:family="text">
      <style:text-properties style:use-window-font-color="true" loext:opacity="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text-emphasize="none"/>
    </style:style>
    <style:style style:name="T62" style:family="text">
      <style:text-properties style:use-window-font-color="true" loext:opacity="0%" style:text-outline="false" style:text-line-through-style="none" style:text-line-through-type="none" style:font-name="Arial" fo:font-size="16pt" fo:font-style="normal" fo:text-shadow="none" style:text-underline-style="none" fo:font-weight="bold" officeooo:rsid="004eca5e" style:font-size-asian="16pt" style:font-style-asian="normal" style:font-weight-asian="bold" style:font-size-complex="16pt" style:font-style-complex="normal" style:font-weight-complex="bold" style:text-emphasize="none"/>
    </style:style>
    <style:style style:name="T63" style:family="text">
      <style:text-properties officeooo:rsid="005a2df7"/>
    </style:style>
    <style:style style:name="T64" style:family="text">
      <style:text-properties style:font-weight-complex="normal"/>
    </style:style>
    <style:style style:name="T65" style:family="text">
      <style:text-properties officeooo:rsid="0062e334"/>
    </style:style>
    <style:style style:name="T66" style:family="text">
      <style:text-properties officeooo:rsid="00644180"/>
    </style:style>
    <style:style style:name="T67" style:family="text">
      <style:text-properties officeooo:rsid="00657bc5"/>
    </style:style>
    <style:style style:name="T68" style:family="text">
      <style:text-properties officeooo:rsid="006728b6"/>
    </style:style>
    <style:style style:name="T69" style:family="text">
      <style:text-properties officeooo:rsid="00677318"/>
    </style:style>
    <style:style style:name="T70" style:family="text">
      <style:text-properties style:font-name="Arial1" fo:font-size="16pt" fo:language="en" fo:country="US" fo:font-weight="normal" style:font-size-asian="16pt" style:font-weight-asian="normal" style:font-size-complex="16pt" style:font-weight-complex="normal"/>
    </style:style>
    <style:style style:name="T71" style:family="text">
      <style:text-properties style:font-name="Arial1" fo:font-size="16pt" fo:language="en" fo:country="US"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0000" draw:marker-start-width="0.2602in" draw:marker-end="Arrow" draw:marker-end-width="0.19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02in" svg:stroke-color="#ff0000" draw:marker-start-width="0.2602in" draw:marker-end-width="0.2602in" draw:fill="none" draw:fill-color="#ffffff" fo:min-height="0.7846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02in" svg:stroke-color="#ff0000" draw:marker-start-width="0.2602in" draw:marker-end-width="0.2602in" draw:fill="none" draw:fill-color="#ffffff" fo:min-height="1.05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2</text:span>. <text:span text:style-name="T58">Abstract classes</text:span></text:p>
      <text:p text:style-name="P5"/>
      <text:p text:style-name="P5"/>
      <text:p text:style-name="P7">Objectives</text:p>
      <text:p text:style-name="P6"/>
      <text:list xml:id="list2944385737" text:style-name="L1">
        <text:list-item>
          <text:p text:style-name="P97">Understand the purpose of a pure virtual function</text:p>
        </text:list-item>
        <text:list-item>
          <text:p text:style-name="P97">Write pure virtual function</text:p>
        </text:list-item>
        <text:list-item>
          <text:p text:style-name="P99"><text:span text:style-name="T4">U</text:span><text:span text:style-name="T3">nderstand the purpose of ab</text:span><text:span text:style-name="T5">s</text:span><text:span text:style-name="T3">tract classes</text:span></text:p>
        </text:list-item>
        <text:list-item>
          <text:p text:style-name="P98">Write and use abstract classes</text:p>
        </text:list-item>
      </text:list>
      <text:p text:style-name="P3"/>
      <text:p text:style-name="P3"/>
      <text:p text:style-name="P11">Abstract base classes</text:p>
      <text:p text:style-name="P16"/>
      <text:p text:style-name="P17">Abstract classes are abstract in the sense that they do not create objects. The actual objects are created in a nonabstract subclass of the abstract class. Members variables are declared and methods defined in the subclass.</text:p>
      <text:p text:style-name="P17"/>
      <text:p text:style-name="P13"><text:span text:style-name="T9">They are used for specifying an </text:span><text:span text:style-name="T14">interface</text:span><text:span text:style-name="T9">. An interface is the collection of signatures of all methods of the class. The </text:span><text:span text:style-name="T14">signature</text:span><text:span text:style-name="T9"> of a function or method is made up of the name and parameter types. The interface of a class tells you what an object of the class is capable of doing.</text:span></text:p>
      <text:p text:style-name="P18"/>
      <text:p text:style-name="P23"><text:span text:style-name="T9">Allows software designers to design an abstract <text:s/>interface withou</text:span><text:span text:style-name="T11">t </text:span><text:span text:style-name="T9">exposing implementation details.</text:span></text:p>
      <text:p text:style-name="P24"/>
      <text:p text:style-name="P18">Here are some examples</text:p>
      <text:p text:style-name="P18"/>
      <text:p text:style-name="P45">Abstract base<text:tab/>Subclasses</text:p>
      <text:p text:style-name="P45">Shape<text:tab/><text:tab/>Circle, Square, …</text:p>
      <text:p text:style-name="P45">HardDrive<text:tab/>WesternDigital, Seagate, …</text:p>
      <text:p text:style-name="P45"/>
      <text:p text:style-name="P15"><text:span text:style-name="T9">You create an abstract class by defining a class with </text:span><text:span text:style-name="T14">at least one</text:span><text:span text:style-name="T9"> pure virtual function.</text:span></text:p>
      <text:p text:style-name="P17"/>
      <text:p text:style-name="P12"><draw:frame text:anchor-type="paragraph" draw:z-index="4" draw:name="Shape2" draw:style-name="gr2" draw:text-style-name="P103" svg:width="2.1835in" svg:height="0.8252in" svg:x="4.7209in" svg:y="3.1929in"><draw:text-box><text:p><text:span text:style-name="T70"><text:s/></text:span><text:span text:style-name="T70">ERROR: Can’t </text:span></text:p><text:p><text:span text:style-name="T70"><text:s/></text:span><text:span text:style-name="T70">instantiate objects </text:span></text:p><text:p><text:span text:style-name="T70"><text:s/></text:span><text:span text:style-name="T70">from abstract class</text:span></text:p></draw:text-box></draw:frame><text:span text:style-name="T7">A </text:span><text:span text:style-name="T62">p</text:span><text:span text:style-name="T61">ure virtual function</text:span><text:span text:style-name="T6"> </text:span><text:span text:style-name="T7">is </text:span><text:span text:style-name="T8">a method in a class that is declared but not defined (i.e., has prototype but no body). To tell C++ that a virtual method is pure, just attach </text:span><text:span text:style-name="T15">“= 0”</text:span><text:span text:style-name="T8"> to the right of the method.</text:span></text:p>
      <table:table table:name="Table1" table:style-name="Table1">
        <table:table-column table:style-name="Table1.A"/>
        <table:table-row table:style-name="TableLine2615966344544">
          <table:table-cell table:style-name="Table1.A1" office:value-type="string">
            <text:p text:style-name="P22"><draw:frame text:anchor-type="paragraph" draw:z-index="0" draw:name="Shape2" draw:style-name="gr3" draw:text-style-name="P103" svg:width="2.1835in" svg:height="1.0906in" svg:x="4.6744in" svg:y="0.1071in"><draw:text-box><text:p text:style-name="P104"><text:span text:style-name="T70"><text:s/></text:span><text:span text:style-name="T70">A virtual method is </text:span></text:p><text:p text:style-name="P104"><text:span text:style-name="T70"><text:s/></text:span><text:span text:style-name="T70">pure virtual if it is </text:span></text:p><text:p><text:span text:style-name="T70"><text:s/></text:span><text:span text:style-name="T70">virtual </text:span><text:span text:style-name="T71">and has zero</text:span></text:p><text:p><text:span text:style-name="T71"><text:s/></text:span><text:span text:style-name="T71">initializer</text:span></text:p></draw:text-box></draw:frame><draw:frame text:anchor-type="paragraph" draw:z-index="2" draw:name="Shape2" draw:style-name="gr2" draw:text-style-name="P103" svg:width="2.1835in" svg:height="0.8252in" svg:x="4.6744in" svg:y="1.322in"><draw:text-box><text:p><text:span text:style-name="T70"><text:s/></text:span><text:span text:style-name="T70">Abstract bases </text:span></text:p><text:p><text:span text:style-name="T70"><text:s/></text:span><text:span text:style-name="T70">usually do not have </text:span></text:p><text:p><text:span text:style-name="T70"><text:s/></text:span><text:span text:style-name="T70">member variables</text:span></text:p></draw:text-box></draw:frame>#include &lt;iostream&gt;</text:p>
            <text:p text:style-name="P32"/>
            <text:p text:style-name="P40"><text:span text:style-name="T17">class </text:span><text:span text:style-name="T18">P</text:span></text:p>
            <text:p text:style-name="P35">{</text:p>
            <text:p text:style-name="P34">public:</text:p>
            <text:p text:style-name="P43"><draw:line text:anchor-type="paragraph" draw:z-index="1" draw:name="Shape1" draw:style-name="gr1" draw:text-style-name="P102" svg:x1="4.6744in" svg:y1="0.1591in" svg:x2="2.7161in" svg:y2="0.1591in"><text:p/></draw:line><text:span text:style-name="T25"><text:tab/></text:span><text:span text:style-name="T35">virtual</text:span><text:span text:style-name="T17"> void f() </text:span><text:span text:style-name="T35">= 0</text:span><text:span text:style-name="T17">;</text:span></text:p>
            <text:p text:style-name="P34">private:</text:p>
            <text:p text:style-name="P43"><draw:line text:anchor-type="paragraph" draw:z-index="3" draw:name="Shape1" draw:style-name="gr1" draw:text-style-name="P102" svg:x1="4.674in" svg:y1="0.1409in" svg:x2="0.9575in" svg:y2="0.1335in"><text:p/></draw:line><text:span text:style-name="T25"><text:tab/></text:span><text:span text:style-name="T17">int x;</text:span></text:p>
            <text:p text:style-name="P34">};</text:p>
            <text:p text:style-name="P32"/>
            <text:p text:style-name="P34">int main()</text:p>
            <text:p text:style-name="P35">{ </text:p>
            <text:p text:style-name="P40"><draw:line text:anchor-type="paragraph" draw:z-index="5" draw:name="Shape1" draw:style-name="gr1" draw:text-style-name="P102" svg:x1="4.6827in" svg:y1="0.152in" svg:x2="0.5661in" svg:y2="0.1567in"><text:p/></draw:line><text:span text:style-name="T18"><text:s text:c="2"/>P</text:span><text:span text:style-name="T17"> </text:span><text:span text:style-name="T18">p</text:span><text:span text:style-name="T17">; </text:span></text:p>
            <text:p text:style-name="P34"><text:s text:c="2"/>return 0;</text:p>
            <text:p text:style-name="P34">}</text:p>
          </table:table-cell>
        </table:table-row>
      </table:table>
      <text:p text:style-name="P55"><text:soft-page-break/></text:p>
      <text:p text:style-name="P15"><text:span text:style-name="T9">A class is abstract if there is </text:span><text:span text:style-name="T14">at least one</text:span><text:span text:style-name="T9"> pure virtual function. </text:span></text:p>
      <text:p text:style-name="P13"><text:span text:style-name="T9">Suppose C inherits </text:span><text:span text:style-name="T12">P</text:span><text:span text:style-name="T9">, and </text:span><text:span text:style-name="T12">P</text:span><text:span text:style-name="T9"> is abstract. If C does not define (i.e. give bodies to) all the pure virtual functions of </text:span><text:span text:style-name="T12">P</text:span><text:span text:style-name="T9">, then C is still abstract.</text:span></text:p>
      <text:p text:style-name="P18"/>
      <text:p text:style-name="P18">Pure virtual functions are virtual.</text:p>
      <text:p text:style-name="P18"/>
      <text:p text:style-name="P13"><text:span text:style-name="T9">If objects can be instantiated from a class, the class is said to be </text:span><text:span text:style-name="T61">concrete</text:span><text:span text:style-name="T59"> </text:span><text:span text:style-name="T9"><text:s/>(i.e, not pure virtual <text:s/>functions).</text:span></text:p>
      <text:p text:style-name="P8"/>
      <table:table table:name="Table2" table:style-name="Table2">
        <table:table-column table:style-name="Table2.A"/>
        <table:table-row table:style-name="TableLine2615966412544">
          <table:table-cell table:style-name="Table2.A1" office:value-type="string">
            <text:p text:style-name="P25">#include &lt;iostream&gt;</text:p>
            <text:p text:style-name="P47"/>
            <text:p text:style-name="P47">class Shape2D </text:p>
            <text:p text:style-name="P47">{</text:p>
            <text:p text:style-name="P47">public: </text:p>
            <text:p text:style-name="P47"><text:s text:c="4"/>virtual void draw() const = 0;</text:p>
            <text:p text:style-name="P46"><text:s text:c="4"/>virtual void rotate(int angle) = 0;</text:p>
            <text:p text:style-name="P46">};</text:p>
            <text:p text:style-name="P51"/>
            <text:p text:style-name="P47">class Circle: public Shape2D </text:p>
            <text:p text:style-name="P47">{</text:p>
            <text:p text:style-name="P47">public: <text:s/></text:p>
            <text:p text:style-name="P47"><text:s text:c="4"/>Circle(int x0, int y0, int r0) </text:p>
            <text:p text:style-name="P47"><text:s text:c="4"/>: x(x0),y(y0),r(r0) </text:p>
            <text:p text:style-name="P47"><text:s text:c="4"/>{}</text:p>
            <text:p text:style-name="P46"><text:s text:c="4"/>void draw() const;</text:p>
            <text:p text:style-name="P46"><text:s text:c="4"/>void rotate(int angle);</text:p>
            <text:p text:style-name="P47">private: </text:p>
            <text:p text:style-name="P47"><text:s text:c="4"/>int x, y, r;</text:p>
            <text:p text:style-name="P46">};</text:p>
            <text:p text:style-name="P51"/>
            <text:p text:style-name="P46">void Circle::draw() const</text:p>
            <text:p text:style-name="P47">{</text:p>
            <text:p text:style-name="P47"><text:s text:c="4"/>std::cout &lt;&lt; "draw circle\n";</text:p>
            <text:p text:style-name="P47">}</text:p>
            <text:p text:style-name="P51"/>
            <text:p text:style-name="P46">void Circle::rotate(int angle)</text:p>
            <text:p text:style-name="P47">{ </text:p>
            <text:p text:style-name="P47"><text:s text:c="4"/>std::cout &lt;&lt; "rotate circle " &lt;&lt; angle </text:p>
            <text:p text:style-name="P47"><text:s text:c="14"/>&lt;&lt; " deg\n"; </text:p>
            <text:p text:style-name="P47">}</text:p>
            <text:p text:style-name="P51"/>
            <text:p text:style-name="P49">int main() </text:p>
            <text:p text:style-name="P52"><text:span text:style-name="T17">{</text:span><text:span text:style-name="T25"><text:tab/></text:span></text:p>
            <text:p text:style-name="P47"><text:s text:c="4"/>Shape2D * s = new Circle(0, 0, 10);</text:p>
            <text:p text:style-name="P53"><text:span text:style-name="T25"><text:s text:c="4"/></text:span><text:span text:style-name="T17">s-&gt;draw(); </text:span></text:p>
            <text:p text:style-name="P53"><text:span text:style-name="T17"><text:s text:c="4"/>s-</text:span><text:span text:style-name="T19">&gt;</text:span><text:span text:style-name="T17">rotate(10);</text:span></text:p>
            <text:p text:style-name="P47"><text:s text:c="4"/>return 0; </text:p>
            <text:p text:style-name="P48">}</text:p>
          </table:table-cell>
        </table:table-row>
      </table:table>
      <text:p text:style-name="P8"/>
      <text:p text:style-name="P10">Note that although you cannot create an object using an abstract class, i.e., the following is an error:</text:p>
      <table:table table:name="Table4" table:style-name="Table4">
        <table:table-column table:style-name="Table4.A"/>
        <text:soft-page-break/>
        <table:table-row table:style-name="TableLine2615966414176">
          <table:table-cell table:style-name="Table4.A1" office:value-type="string">
            <text:p text:style-name="P28"><text:span text:style-name="T17">class </text:span><text:span text:style-name="T18">P</text:span></text:p>
            <text:p text:style-name="P36">{</text:p>
            <text:p text:style-name="P36">public:</text:p>
            <text:p text:style-name="P38"><text:tab/><text:span text:style-name="T63">P(int x)</text:span></text:p>
            <text:p text:style-name="P39"><text:tab/>: x_(x)</text:p>
            <text:p text:style-name="P39"><text:tab/>{}</text:p>
            <text:p text:style-name="P44"><text:span text:style-name="T25"><text:tab/></text:span><text:span text:style-name="T22">virtual </text:span><text:span text:style-name="T17">void f() </text:span><text:span text:style-name="T20">= 0;</text:span></text:p>
            <text:p text:style-name="P31">};</text:p>
            <text:p text:style-name="P33"/>
            <text:p text:style-name="P36">int main()</text:p>
            <text:p text:style-name="P36">{ </text:p>
            <text:p text:style-name="P41"><text:span text:style-name="T18"><text:s text:c="2"/>P</text:span><text:span text:style-name="T17"> </text:span><text:span text:style-name="T18">p</text:span><text:span text:style-name="T20">(42)</text:span><text:span text:style-name="T17">; // </text:span><text:span text:style-name="T20">WRONG!!! </text:span><text:span text:style-name="T21">ERROR!!! BAD!!!</text:span></text:p>
            <text:p text:style-name="P36"><text:s text:c="2"/>return 0;</text:p>
            <text:p text:style-name="P36">}</text:p>
          </table:table-cell>
        </table:table-row>
      </table:table>
      <text:p text:style-name="P21">Nonetheless a subclass of P can call the constructor of P:</text:p>
      <table:table table:name="Table5" table:style-name="Table5">
        <table:table-column table:style-name="Table5.A"/>
        <table:table-row table:style-name="TableLine2615966414720">
          <table:table-cell table:style-name="Table5.A1" office:value-type="string">
            <text:p text:style-name="P28"><text:span text:style-name="T17">class </text:span><text:span text:style-name="T18">P</text:span></text:p>
            <text:p text:style-name="P36">{</text:p>
            <text:p text:style-name="P36">public:</text:p>
            <text:p text:style-name="P38"><text:tab/><text:span text:style-name="T63">P(int x)</text:span></text:p>
            <text:p text:style-name="P39"><text:tab/>: x_(x)</text:p>
            <text:p text:style-name="P39"><text:tab/>{}</text:p>
            <text:p text:style-name="P29"><text:span text:style-name="T22"><text:s text:c="5"/>virtual </text:span><text:span text:style-name="T17">void f() </text:span><text:span text:style-name="T20">= 0;</text:span></text:p>
            <text:p text:style-name="P31">};</text:p>
            <text:p text:style-name="P33"/>
            <text:p text:style-name="P28"><text:span text:style-name="T17">class </text:span><text:span text:style-name="T20">C: public P</text:span></text:p>
            <text:p text:style-name="P36">{</text:p>
            <text:p text:style-name="P36">public:</text:p>
            <text:p text:style-name="P38"><text:tab/><text:span text:style-name="T63">C(int x)</text:span></text:p>
            <text:p text:style-name="P39"><text:tab/>: P(x) // OK!!!</text:p>
            <text:p text:style-name="P39"><text:tab/>{}</text:p>
            <text:p text:style-name="P30"><text:span text:style-name="T22"><text:s text:c="5"/></text:span><text:span text:style-name="T17">void f() </text:span></text:p>
            <text:p text:style-name="P30"><text:span text:style-name="T22"><text:s text:c="5"/></text:span><text:span text:style-name="T21">{}</text:span></text:p>
            <text:p text:style-name="P31">};</text:p>
            <text:p text:style-name="P33"/>
            <text:p text:style-name="P36">int main()</text:p>
            <text:p text:style-name="P36">{</text:p>
            <text:p text:style-name="P42"><text:span text:style-name="T23"><text:tab/></text:span><text:span text:style-name="T20">C c(42)</text:span><text:span text:style-name="T17">;</text:span></text:p>
            <text:p text:style-name="P37"><text:span text:style-name="T64"><text:tab/></text:span>return 0;</text:p>
            <text:p text:style-name="P36">}</text:p>
          </table:table-cell>
        </table:table-row>
      </table:table>
      <text:p text:style-name="P60"><text:soft-page-break/><text:span text:style-name="T28"><text:s/></text:span><text:span text:style-name="T36">Design</text:span></text:p>
      <text:p text:style-name="P56"/>
      <text:p text:style-name="P20"><text:span text:style-name="T60">VERY IMPORTANT!!! LISTEN!!! </text:span>Notice the way I wrote the program</text:p>
      <text:p text:style-name="P18"/>
      <text:p text:style-name="P13"><text:span text:style-name="T9">The abstract class defines what objects of the subclasses </text:span><text:span text:style-name="T16">can</text:span><text:span text:style-name="T12"> </text:span><text:span text:style-name="T9">do. But in </text:span><text:span text:style-name="T37">main</text:span><text:span text:style-name="T38">()</text:span><text:span text:style-name="T9">, I only </text:span><text:span text:style-name="T12">call </text:span><text:span text:style-name="T9">methods </text:span><text:span text:style-name="T14">in the base class</text:span><text:span text:style-name="T9">.</text:span></text:p>
      <text:p text:style-name="P18"/>
      <text:p text:style-name="P13"><text:span text:style-name="T9">I let </text:span><text:span text:style-name="T14">polymorphism</text:span><text:span text:style-name="T9"> decide which </text:span><text:span text:style-name="T14">specific method</text:span><text:span text:style-name="T9"> to invoke during runtime.</text:span></text:p>
      <text:p text:style-name="P18"/>
      <text:p text:style-name="P13"><text:span text:style-name="T9">In </text:span><text:span text:style-name="T37">main</text:span><text:span text:style-name="T38">()</text:span><text:span text:style-name="T9">, I try my best to work with only the methods declared in the abstract base.</text:span></text:p>
      <text:p text:style-name="P8"/>
      <text:p text:style-name="P14"><text:span text:style-name="T10">Suppose I’m writing a game. </text:span><text:span text:style-name="T9">There are many </text:span><text:span text:style-name="T37">Shape2D</text:span><text:span text:style-name="T9"> pointers to concrete objects created. I keep the pointers in a list. I can use a </text:span><text:span text:style-name="T37">for</text:span><text:span text:style-name="T9">-loop to run through the pointers to get each to draw the object its pointing to. If you want to add more new type of objects to the game, just create a new concrete subclass from the abstract base.</text:span></text:p>
      <text:p text:style-name="P19"/>
      <text:p text:style-name="P13"><text:span text:style-name="T9">My </text:span><text:span text:style-name="T37">main</text:span><text:span text:style-name="T39">()</text:span><text:span text:style-name="T9"> code </text:span><text:span text:style-name="T14">does not change</text:span><text:span text:style-name="T9">. That’s the point.</text:span></text:p>
      <text:p text:style-name="P8"/>
      <text:p text:style-name="P14"><text:span text:style-name="T10">So first design your program by deciding </text:span><text:span text:style-name="T16">abstractly</text:span><text:span text:style-name="T10"> what all objects in the concrete classes should “do” (their methods). </text:span><text:span text:style-name="T9">Design the abstract base (interface) based on the above information. This becomes a contract for subclasses. Write your main code using only the abstract interface. Create concrete subclasses one at a time and test as you go along. Once the main code is done, you can “plug” in new subclasses without too many changes to the </text:span><text:span text:style-name="T37">main</text:span><text:span text:style-name="T39">()</text:span><text:span text:style-name="T9"> code.</text:span></text:p>
      <text:p text:style-name="P8"/>
      <text:p text:style-name="P8"/>
      <text:p text:style-name="P9"><text:span text:style-name="T56">Example.</text:span> <text:span text:style-name="T10">Consider a game. Here’s a possible piece of code.</text:span></text:p>
      <table:table table:name="Table3" table:style-name="Table3">
        <table:table-column table:style-name="Table3.A"/>
        <table:table-row table:style-name="TableLine2615966406832">
          <table:table-cell table:style-name="Table3.A1" office:value-type="string">
            <text:p text:style-name="P50">while (1)</text:p>
            <text:p text:style-name="P50">{</text:p>
            <text:p text:style-name="P26"><text:span text:style-name="T25"><text:s text:c="4"/></text:span><text:span text:style-name="T17">for (int i = 0; i &lt; obj_arr_size; i++)</text:span></text:p>
            <text:p text:style-name="P26"><text:span text:style-name="T25"><text:s text:c="4"/></text:span><text:span text:style-name="T17">{</text:span></text:p>
            <text:p text:style-name="P54"><text:span text:style-name="T25"><text:s text:c="8"/></text:span><text:span text:style-name="T17">obj = obj_arr[i];</text:span></text:p>
            <text:p text:style-name="P54"><text:span text:style-name="T25"><text:s text:c="8"/></text:span><text:span text:style-name="T17">obj-&gt;clear();</text:span></text:p>
            <text:p text:style-name="P54"><text:span text:style-name="T25"><text:tab/><text:tab/></text:span><text:span text:style-name="T17">if (obj-&gt;hit(missile_arr, missile_arr_size))</text:span></text:p>
            <text:p text:style-name="P54"><text:span text:style-name="T25"><text:tab/><text:tab/></text:span><text:span text:style-name="T17"> <text:s text:c="3"/>obj-&gt;explode();</text:span></text:p>
            <text:p text:style-name="P54"><text:span text:style-name="T25"><text:tab/><text:tab/></text:span><text:span text:style-name="T17">else</text:span></text:p>
            <text:p text:style-name="P54"><text:span text:style-name="T25"><text:tab/><text:tab/></text:span><text:span text:style-name="T17"> <text:s text:c="3"/>obj-&gt;move();</text:span></text:p>
            <text:p text:style-name="P54"><text:span text:style-name="T25"><text:tab/><text:tab/></text:span><text:span text:style-name="T17">obj-&gt;draw();</text:span></text:p>
            <text:p text:style-name="P54"><text:span text:style-name="T25"><text:s text:c="4"/></text:span><text:span text:style-name="T17">}</text:span></text:p>
            <text:p text:style-name="P50">}</text:p>
          </table:table-cell>
        </table:table-row>
      </table:table>
      <text:p text:style-name="P27"><text:span text:style-name="T44">Notice that if I need to add another kind of </text:span><text:span text:style-name="T41">obj</text:span><text:span text:style-name="T44"> to the game I just need to make sure that the new class supports </text:span></text:p>
      <text:list xml:id="list2562305995" text:style-name="L2">
        <text:list-item>
          <text:p text:style-name="P57">clear</text:p>
        </text:list-item>
      </text:list>
      <text:list xml:id="list889850347" text:style-name="L3">
        <text:list-item>
          <text:p text:style-name="P58">hit</text:p>
        </text:list-item>
        <text:list-item>
          <text:p text:style-name="P58">explode</text:p>
        </text:list-item>
        <text:list-item>
          <text:p text:style-name="P58"><text:soft-page-break/>move</text:p>
        </text:list-item>
        <text:list-item>
          <text:p text:style-name="P58">draw</text:p>
          <text:p text:style-name="P59">That’s one of the powers of OO.</text:p>
        </text:list-item>
      </text:list>
      <text:p text:style-name="P8"/>
      <text:p text:style-name="P73"/>
      <text:p text:style-name="P101"><text:span text:style-name="T57">Exercise</text:span><text:span text:style-name="T56">.</text:span> <text:span text:style-name="T13">You know that in C/C++, an array is homogeneous, i.e., an array can only hold values of one type. An </text:span><text:span text:style-name="T49">int</text:span><text:span text:style-name="T13"> array can only hold integer values. A </text:span><text:span text:style-name="T49">double</text:span><text:span text:style-name="T13"> array can only hold double values. We have a </text:span><text:span text:style-name="T49">Rational</text:span><text:span text:style-name="T13"> class. A </text:span><text:span text:style-name="T49">Rational</text:span><text:span text:style-name="T13"> array can only hold </text:span><text:span text:style-name="T49">Rational</text:span><text:span text:style-name="T13"> values. Create an array that contains 3 values of different types so that you can do the following:</text:span></text:p>
      <table:table table:name="Table6" table:style-name="Table6">
        <table:table-column table:style-name="Table6.A"/>
        <table:table-row table:style-name="TableLine2615972870144">
          <table:table-cell table:style-name="Table6.A1" office:value-type="string">
            <text:p text:style-name="P81">std::vector&lt; ??? &gt; v;</text:p>
            <text:p text:style-name="P81">// put something into v[0], v[1], v[2]</text:p>
            <text:p text:style-name="P81">for (int i = 0; i &lt; 3; ++i)</text:p>
            <text:p text:style-name="P92">{</text:p>
            <text:p text:style-name="P92"><text:s text:c="4"/>std::cout &lt;&lt; [... something to do with v[i] ...]</text:p>
            <text:p text:style-name="P92"><text:s text:c="14"/>&lt;&lt; ' ';</text:p>
            <text:p text:style-name="P81">}</text:p>
            <text:p text:style-name="P84">// <text:span text:style-name="T66">Assume v[0] models 42, v[1] models 3.14, v[2] </text:span></text:p>
            <text:p text:style-name="P84"><text:span text:style-name="T66">// models 1/2.</text:span></text:p>
            <text:p text:style-name="P81">std::cout &lt;&lt; '\n';</text:p>
          </table:table-cell>
        </table:table-row>
      </table:table>
      <text:p text:style-name="P61"><text:span text:style-name="T28">so that you can this output:</text:span></text:p>
      <table:table table:name="Table7" table:style-name="Table7">
        <table:table-column table:style-name="Table7.A"/>
        <table:table-row table:style-name="TableLine2615997432720">
          <table:table-cell table:style-name="Table7.A1" office:value-type="string">
            <text:p text:style-name="P81">42 3.14 1/2</text:p>
          </table:table-cell>
        </table:table-row>
      </table:table>
      <text:p text:style-name="P64"><text:span text:style-name="T28"/></text:p>
      <text:p text:style-name="P64"><text:span text:style-name="T28"/></text:p>
      <text:p text:style-name="P69"><text:span text:style-name="T26">Exercise.</text:span><text:span text:style-name="T28"> Continuing the above, write a function that increments the values in the </text:span><text:span text:style-name="T29">values in the above </text:span><text:span text:style-name="T37">std::vector</text:span><text:span text:style-name="T28"> by 1.</text:span></text:p>
      <table:table table:name="Table8" table:style-name="Table8">
        <table:table-column table:style-name="Table8.A"/>
        <table:table-row table:style-name="TableLine2615973042048">
          <table:table-cell table:style-name="Table8.A1" office:value-type="string">
            <text:p text:style-name="P82">std::vector&lt; ??? &gt; v;</text:p>
            <text:p text:style-name="P82">// put something into v[0], v[1], v[2]</text:p>
            <text:p text:style-name="P93"/>
            <text:p text:style-name="P82">for (int i = 0; i &lt; 3; ++i)</text:p>
            <text:p text:style-name="P93">{</text:p>
            <text:p text:style-name="P93"><text:s text:c="4"/>std::cout &lt;&lt; [... something to do with v[i] ...]</text:p>
            <text:p text:style-name="P93"><text:s text:c="14"/>&lt;&lt; ' ';</text:p>
            <text:p text:style-name="P82">}</text:p>
            <text:p text:style-name="P82">std::cout &lt;&lt; '\n';</text:p>
            <text:p text:style-name="P85">increment(v);</text:p>
            <text:p text:style-name="P82">for (int i = 0; i &lt; 3; ++i)</text:p>
            <text:p text:style-name="P93">{</text:p>
            <text:p text:style-name="P93"><text:s text:c="4"/>std::cout &lt;&lt; [... something to do with v[i] ...]</text:p>
            <text:p text:style-name="P93"><text:s text:c="14"/>&lt;&lt; ' ';</text:p>
            <text:p text:style-name="P82">}</text:p>
            <text:p text:style-name="P82">std::cout &lt;&lt; '\n';</text:p>
          </table:table-cell>
        </table:table-row>
      </table:table>
      <text:p text:style-name="P62"><text:span text:style-name="T28">so that you </text:span><text:span text:style-name="T29">get</text:span><text:span text:style-name="T28"> this output:</text:span></text:p>
      <table:table table:name="Table9" table:style-name="Table9">
        <table:table-column table:style-name="Table9.A"/>
        <table:table-row table:style-name="TableLine2615973033888">
          <table:table-cell table:style-name="Table9.A1" office:value-type="string">
            <text:p text:style-name="P82">42 3.14 1/2</text:p>
            <text:p text:style-name="P85">43 4.14 3/1</text:p>
          </table:table-cell>
        </table:table-row>
      </table:table>
      <text:p text:style-name="P66"><text:span text:style-name="T28"/></text:p>
      <text:p text:style-name="P66"><text:span text:style-name="T28"/></text:p>
      <text:p text:style-name="P67"><text:span text:style-name="T28">Th</text:span><text:span text:style-name="T30">e above</text:span><text:span text:style-name="T28"> </text:span><text:span text:style-name="T30">exercise</text:span><text:span text:style-name="T28"> is very important. In your programs that you have been writing (since CISS240), you work with integers and doubles more or less separately, mixing them only when necessary. In fact integers are </text:span><text:soft-page-break/><text:span text:style-name="T28">collected together into the </text:span><text:span text:style-name="T37">int</text:span><text:span text:style-name="T28"> type. Doubles are collected together into the </text:span><text:span text:style-name="T37">double</text:span><text:span text:style-name="T28"> type. This exercise says if you know enough C/C++, you can treat then on equal footing </text:span><text:span text:style-name="T30">and they can be mixed together</text:span><text:span text:style-name="T28">. When do you need to know this? Well … when you write more complex software such as a compiler, your integers and doubles appear together in </text:span><text:span text:style-name="T30">the same string as </text:span><text:span text:style-name="T28">C/C++ </text:span><text:span text:style-name="T30">program</text:span><text:span text:style-name="T28">. And you compiler (g++ or some other compiler) actually has to handle these </text:span><text:span text:style-name="T30">values </text:span><text:span text:style-name="T28">in a “uniform way”. </text:span><text:span text:style-name="T31">In other words your compiler has lots of algorithms that does not differentiate between </text:span><text:span text:style-name="T50">int</text:span><text:span text:style-name="T31"> and </text:span><text:span text:style-name="T50">double</text:span><text:span text:style-name="T31"> values. (Of course some do.)</text:span></text:p>
      <text:p text:style-name="P64"><text:span text:style-name="T28"/></text:p>
      <text:p text:style-name="P68"><text:span text:style-name="T28">Note that you can create such a </text:span><text:span text:style-name="T37">std::vector&lt; </text:span><text:span text:style-name="T50">T &gt;</text:span><text:span text:style-name="T28"> of different types </text:span><text:span text:style-name="T50">T</text:span><text:span text:style-name="T28">. But </text:span><text:span text:style-name="T37">std::vector&lt; int &gt;</text:span><text:span text:style-name="T28">, </text:span><text:span text:style-name="T37">std::vector&lt; double &gt;</text:span><text:span text:style-name="T28">, </text:span><text:span text:style-name="T37">std::vector&lt; Rational &gt;</text:span><text:span text:style-name="T45"> are all separate things. And sure, you can write a function template to print values of </text:span><text:span text:style-name="T37">std::vector&lt; T &gt;</text:span><text:span text:style-name="T45">. But the function to print </text:span><text:span text:style-name="T37">std::vector&lt; int &gt;</text:span><text:span text:style-name="T45"> that is instantiated is different from the function to print </text:span><text:span text:style-name="T37">std::vector&lt; double &gt;</text:span><text:span text:style-name="T45">.</text:span></text:p>
      <text:p text:style-name="P68"><text:span text:style-name="T28"/></text:p>
      <text:p text:style-name="P72"><text:span text:style-name="T28">So the way in which template classes/functions/structs handle multiple types is </text:span><text:span text:style-name="T35">very different</text:span><text:span text:style-name="T28"> from the way in which abstract base classes and polymorphism handle problems involving multiple types.</text:span></text:p>
      <text:p text:style-name="P68"><text:span text:style-name="T28"/></text:p>
      <text:p text:style-name="P65"><text:span text:style-name="T28"/></text:p>
      <text:p text:style-name="P70"><text:span text:style-name="T26">Exercise.</text:span><text:span text:style-name="T28"> Continuing the above, </text:span><text:span text:style-name="T31">let you increment function allow you to specify the increment amount of </text:span><text:span text:style-name="T50">int</text:span><text:span text:style-name="T31"> or </text:span><text:span text:style-name="T50">double</text:span><text:span text:style-name="T31"> or </text:span><text:span text:style-name="T50">Rational</text:span><text:span text:style-name="T31"> type:</text:span></text:p>
      <table:table table:name="Table10" table:style-name="Table10">
        <table:table-column table:style-name="Table10.A"/>
        <table:table-row table:style-name="TableLine2616214433616">
          <table:table-cell table:style-name="Table10.A1" office:value-type="string">
            <text:p text:style-name="P83">std::vector&lt; ??? &gt; v;</text:p>
            <text:p text:style-name="P83">// put something into v[0], v[1], v[2]</text:p>
            <text:p text:style-name="P83">for (int i = 0; i &lt; 3; ++i)</text:p>
            <text:p text:style-name="P94">{</text:p>
            <text:p text:style-name="P94"><text:s text:c="4"/>std::cout &lt;&lt; [... something to do with v[i] ...]</text:p>
            <text:p text:style-name="P94"><text:s text:c="14"/>&lt;&lt; ' ';</text:p>
            <text:p text:style-name="P83">}</text:p>
            <text:p text:style-name="P83">std::cout &lt;&lt; '\n';</text:p>
            <text:p text:style-name="P86">increment(v, <text:span text:style-name="T65">1</text:span>);</text:p>
            <text:p text:style-name="P86">increment(v, <text:span text:style-name="T65">0.1</text:span>);</text:p>
            <text:p text:style-name="P86">increment(v, <text:span text:style-name="T65">Rational(1, 3)</text:span>);</text:p>
          </table:table-cell>
        </table:table-row>
      </table:table>
      <text:p text:style-name="P74"><text:span text:style-name="T28">(What should a </text:span><text:span text:style-name="T37">double</text:span><text:span text:style-name="T28"> be after you add 1/3 to it? I’m not talking about the value. I’m talking about the type.) </text:span><text:span text:style-name="T32">T</text:span><text:span text:style-name="T34">he above </text:span><text:span text:style-name="T33">description </text:span><text:span text:style-name="T34">is a skeleton and might require quite a few changes here and there.</text:span></text:p>
      <text:p text:style-name="P63"><text:span text:style-name="T28"/></text:p>
      <text:p text:style-name="P63"><text:span text:style-name="T28"/></text:p>
      <text:p text:style-name="P71"><text:span text:style-name="T27">E</text:span><text:span text:style-name="T26">xercise. </text:span><text:span text:style-name="T69">You can given three classes:</text:span></text:p>
      <table:table table:name="Table12" table:style-name="Table12">
        <table:table-column table:style-name="Table12.A"/>
        <table:table-row table:style-name="TableLine2616214437968">
          <table:table-cell table:style-name="Table12.A1" office:value-type="string">
            <text:p text:style-name="P90">Scissors</text:p>
            <text:p text:style-name="P90">{};</text:p>
            <text:p text:style-name="P90">Paper</text:p>
            <text:p text:style-name="P90">{};</text:p>
            <text:p text:style-name="P90">Stone</text:p>
            <text:p text:style-name="P90">{};</text:p>
          </table:table-cell>
        </table:table-row>
      </table:table>
      <text:p text:style-name="P76"><text:span text:style-name="T28">When you print a </text:span><text:span text:style-name="T37">Scissors</text:span><text:span text:style-name="T28"> object, you see </text:span><text:span text:style-name="T37">scissors. </text:span><text:span text:style-name="T45">When you print a </text:span><text:span text:style-name="T37">Paper</text:span><text:span text:style-name="T45"> object, you see </text:span><text:span text:style-name="T37">paper. </text:span><text:span text:style-name="T45">When you print a </text:span><text:span text:style-name="T37">Stone</text:span><text:span text:style-name="T45"> scissors object, you see </text:span><text:span text:style-name="T37">stone</text:span><text:span text:style-name="T45">. Create a </text:span><text:span text:style-name="T37">std::vector</text:span><text:span text:style-name="T45"> of 3 values so that when you print the</text:span><text:span text:style-name="T52">m</text:span><text:span text:style-name="T45">, you see</text:span></text:p>
      <table:table table:name="Table14" table:style-name="Table14">
        <table:table-column table:style-name="Table14.A"/>
        <table:table-row table:style-name="TableLine2616391783344">
          <table:table-cell table:style-name="Table14.A1" office:value-type="string">
            <text:p text:style-name="P90">paper scissors stone</text:p>
          </table:table-cell>
        </table:table-row>
      </table:table>
      <text:p text:style-name="P76"><text:soft-page-break/><text:span text:style-name="T28">In a loop, let the first two values compete. paper scissors beats paper, etc. Remove the loser from the vector. If the two values are the same, that’s a draw, </text:span><text:span text:style-name="T32">and you keep both</text:span><text:span text:style-name="T28">. </text:span><text:span text:style-name="T32">Move on to the next two and let them compete. </text:span><text:span text:style-name="T28">For the above you get</text:span></text:p>
      <table:table table:name="Table15" table:style-name="Table15">
        <table:table-column table:style-name="Table15.A"/>
        <table:table-row table:style-name="TableLine2616391795312">
          <table:table-cell table:style-name="Table15.A1" office:value-type="string">
            <text:p text:style-name="P90">paper scissors stone</text:p>
            <text:p text:style-name="P90">scissors stone</text:p>
            <text:p text:style-name="P90">stone</text:p>
          </table:table-cell>
        </table:table-row>
      </table:table>
      <text:p text:style-name="P76"><text:span text:style-name="T28">If you have the following initialization</text:span></text:p>
      <table:table table:name="Table16" table:style-name="Table16">
        <table:table-column table:style-name="Table16.A"/>
        <table:table-row table:style-name="TableLine2616391810000">
          <table:table-cell table:style-name="Table16.A1" office:value-type="string">
            <text:p text:style-name="P90">paper paper scissors stone paper stone stone</text:p>
          </table:table-cell>
        </table:table-row>
      </table:table>
      <text:p text:style-name="P76"><text:span text:style-name="T28">you will get the following when they compete:</text:span></text:p>
      <table:table table:name="Table17" table:style-name="Table17">
        <table:table-column table:style-name="Table17.A"/>
        <table:table-row table:style-name="TableLine2616391797488">
          <table:table-cell table:style-name="Table17.A1" office:value-type="string">
            <text:p text:style-name="P90">paper paper scissors stone paper stone stone</text:p>
            <text:p text:style-name="P90">paper paper scissors stone paper stone stone</text:p>
            <text:p text:style-name="P90">paper scissors stone paper stone stone</text:p>
            <text:p text:style-name="P90">paper stone paper stone stone</text:p>
            <text:p text:style-name="P91">paper paper stone stone</text:p>
            <text:p text:style-name="P91">paper paper stone</text:p>
            <text:p text:style-name="P91">paper paper</text:p>
          </table:table-cell>
        </table:table-row>
      </table:table>
      <text:p text:style-name="P80"><text:span text:style-name="T28">You may add methods to the classes. </text:span><text:span text:style-name="T45">T</text:span><text:span text:style-name="T46">he above </text:span><text:span text:style-name="T47">description </text:span><text:span text:style-name="T46">is a skeleton and might require quite a few changes here and there.</text:span></text:p>
      <text:p text:style-name="P71"><text:span text:style-name="T28"/></text:p>
      <text:p text:style-name="P71"><text:span text:style-name="T28"/></text:p>
      <text:p text:style-name="P78"><text:span text:style-name="T28">Exercise. </text:span><text:span text:style-name="T24">Write enough classes to achieve the following.</text:span></text:p>
      <table:table table:name="Table11" table:style-name="Table11">
        <table:table-column table:style-name="Table11.A"/>
        <table:table-row table:style-name="TableLine2615754308816">
          <table:table-cell table:style-name="Table11.A1" office:value-type="string">
            <text:p text:style-name="P87">SineFunction s; <text:s text:c="8"/>// s models sin(x)</text:p>
            <text:p text:style-name="P87">CosineFunction c; <text:s text:c="6"/>// c models cos(x)</text:p>
            <text:p text:style-name="P87">MonomialFunction x(1); <text:s/>// x models x</text:p>
            <text:p text:style-name="P87">MonomialFunction x2(2); // x2 models x^2</text:p>
            <text:p text:style-name="P87">ConstFunction c(1); <text:s text:c="4"/>// c models constant function 1</text:p>
            <text:p text:style-name="P87"/>
            <text:p text:style-name="P87">std::cout &lt;&lt; s &lt;&lt; ' ' &lt;&lt; c &lt;&lt; ' ' &lt;&lt; x ' ' &lt;&lt; x2 </text:p>
            <text:p text:style-name="P87"><text:s text:c="10"/>&lt;&lt; ' ' &lt;&lt; c '\n';</text:p>
            <text:p text:style-name="P87">// print<text:span text:style-name="T68">s</text:span> sin(x) cos(x) x x^2 1</text:p>
            <text:p text:style-name="P87"/>
            <text:p text:style-name="P87">SumFunction f(x, s); <text:s text:c="3"/>// f models x + sin(x)</text:p>
            <text:p text:style-name="P87">std::cout &lt;&lt; f &lt;&lt; '\n'; // prints x + sin(x) </text:p>
            <text:p text:style-name="P96"><text:span text:style-name="T68">Prod</text:span>Function <text:span text:style-name="T68">g(x, s</text:span>); <text:s text:c="2"/>// <text:span text:style-name="T68">g</text:span> models x * sin(x)</text:p>
            <text:p text:style-name="P95">std::cout &lt;&lt; g &lt;&lt; '\n'; <text:span text:style-name="T67">// prints </text:span>1 *<text:span text:style-name="T67"> sin(x) </text:span>+ <text:span text:style-name="T67"><text:s/></text:span>x * cos(x)</text:p>
            <text:p text:style-name="P88"/>
            <text:p text:style-name="P89">std::cout &lt;&lt; Derivative(x) &lt;&lt; '\n'; <text:s/>// prints 1</text:p>
            <text:p text:style-name="P89">std::cout &lt;&lt; Derivative(x2) &lt;&lt; '\n'; // prints 2 * x</text:p>
            <text:p text:style-name="P89">std::cout &lt;&lt; Derivative(s) &lt;&lt; '\n'; <text:s/>// prints cos(x)</text:p>
            <text:p text:style-name="P89">std::cout &lt;&lt; Derivative(f) &lt;&lt; '\n'; <text:s/>// prints 1 + cos(x)</text:p>
          </table:table-cell>
        </table:table-row>
      </table:table>
      <text:p text:style-name="P75"><text:span text:style-name="T32">T</text:span><text:span text:style-name="T28">he above is a skeleton and might require quite a few changes here and there. </text:span><text:span text:style-name="T33">(Can you do </text:span><text:span text:style-name="T42">SumFunction f(x, </text:span><text:span text:style-name="T43">SumFunction(</text:span><text:span text:style-name="T42">s, </text:span><text:span text:style-name="T43">c</text:span><text:span text:style-name="T42">)</text:span><text:span text:style-name="T43">)</text:span><text:span text:style-name="T55">?)</text:span></text:p>
      <text:p text:style-name="P77"><text:span text:style-name="T4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MSS10" svg:font-family="CMSS10"/>
    <style:font-face style:name="Tahoma2" svg:font-family="Tahoma"/>
    <style:font-face style:name="ARial" svg:font-family="ARial" style:font-family-generic="swiss"/>
    <style:font-face style:name="Arial3" svg:font-family="Arial" style:font-family-generic="swiss"/>
    <style:font-face style:name="Arial" svg:font-family="Arial" style:font-adornments="Regular" style:font-family-generic="swiss"/>
    <style:font-face style:name="ArialMT" svg:font-family="ArialMT" style:font-adornments="Regular" style:font-family-generic="swiss"/>
    <style:font-face style:name="Courier New" svg:font-family="'Courier New'"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marker draw:name="msArrowEnd_20_9" draw:display-name="msArrowEnd 9" svg:viewBox="0 0 355 355" svg:d="M178 0l177 355h-355z"/>
    <draw:marker draw:name="msArrowStealthEnd_20_6" draw:display-name="msArrowStealthEnd 6" svg:viewBox="0 0 423 705" svg:d="M212 0l211 705-211-282-212 282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212223242526272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Title1_7e_LT_7e_Gliederung_20_1" style:display-name="Title1~LT~Gliederung 1" style:family="paragraph">
      <style:paragraph-properties fo:margin-left="0in" fo:margin-right="0in" fo:margin-top="0.0835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swiss" style:font-pitch="variable" fo:font-size="24pt" fo:font-style="normal" fo:text-shadow="none" style:text-underline-style="none" fo:font-weight="bold" style:letter-kerning="true" style:font-name-asian="Arial1" style:font-family-asian="Arial" style:font-family-generic-asian="swiss" style:font-pitch-asian="variable" style:font-size-asian="24pt" style:font-style-asian="normal" style:font-weight-asian="bold" style:font-name-complex="Arial1" style:font-family-complex="Arial" style:font-family-generic-complex="swiss" style:font-pitch-complex="variable" style:font-size-complex="24pt" style:font-style-complex="normal" style:font-weight-complex="bold" style:text-emphasize="none"/>
    </style:style>
    <style:style style:name="Title1_7e_LT_7e_Gliederung_20_2" style:display-name="Title1~LT~Gliederung 2" style:family="paragraph" style:parent-style-name="Default_7e_LT_7e_Gliederung_20_1">
      <style:paragraph-properties fo:margin-top="0.0693in" fo:margin-bottom="0in" style:contextual-spacing="false">
        <style:tab-stops>
          <style:tab-stop style:position="-0.2846in"/>
          <style:tab-stop style:position="0in"/>
          <style:tab-stop style:position="0.7154in"/>
          <style:tab-stop style:position="1.7154in"/>
          <style:tab-stop style:position="2.7154in"/>
          <style:tab-stop style:position="3.7154in"/>
          <style:tab-stop style:position="4.7154in"/>
          <style:tab-stop style:position="5.7154in"/>
          <style:tab-stop style:position="6.7154in"/>
          <style:tab-stop style:position="7.7154in"/>
          <style:tab-stop style:position="8.7154in"/>
          <style:tab-stop style:position="9.7154in"/>
        </style:tab-stops>
      </style:paragraph-properties>
      <style:text-properties fo:font-size="20pt" fo:font-weight="normal" style:font-size-asian="20pt" style:font-weight-asian="normal" style:font-size-complex="20pt" style:font-weight-complex="normal"/>
    </style:style>
    <style:style style:name="Title1_7e_LT_7e_Gliederung_20_3" style:display-name="Title1~LT~Gliederung 3" style:family="paragraph" style:parent-style-name="Default_7e_LT_7e_Gliederung_20_2">
      <style:paragraph-properties fo:margin-top="0.0626in" fo:margin-bottom="0in" style:contextual-spacing="false">
        <style:tab-stops>
          <style:tab-stop style:position="-0.1953in"/>
          <style:tab-stop style:position="0in"/>
          <style:tab-stop style:position="0.8047in"/>
          <style:tab-stop style:position="1.8047in"/>
          <style:tab-stop style:position="2.8047in"/>
          <style:tab-stop style:position="3.8047in"/>
          <style:tab-stop style:position="4.8047in"/>
          <style:tab-stop style:position="5.8047in"/>
          <style:tab-stop style:position="6.8047in"/>
          <style:tab-stop style:position="7.8047in"/>
          <style:tab-stop style:position="8.8047in"/>
        </style:tab-stops>
      </style:paragraph-properties>
      <style:text-properties fo:font-size="18pt" style:font-size-asian="18pt" style:font-size-complex="18pt"/>
    </style:style>
    <style:style style:name="Title1_7e_LT_7e_Gliederung_20_4" style:display-name="Title1~LT~Gliederung 4" style:family="paragraph" style:parent-style-name="Default_7e_LT_7e_Gliederung_20_3">
      <style:paragraph-properties>
        <style:tab-stops>
          <style:tab-stop style:position="-1.1673in"/>
          <style:tab-stop style:position="-0.1673in"/>
          <style:tab-stop style:position="0in"/>
          <style:tab-stop style:position="0.8327in"/>
          <style:tab-stop style:position="1.8327in"/>
          <style:tab-stop style:position="2.8327in"/>
          <style:tab-stop style:position="3.8327in"/>
          <style:tab-stop style:position="4.8327in"/>
          <style:tab-stop style:position="5.8327in"/>
          <style:tab-stop style:position="6.8327in"/>
          <style:tab-stop style:position="7.8327in"/>
        </style:tab-stops>
      </style:paragraph-properties>
    </style:style>
    <style:style style:name="Title1_7e_LT_7e_Gliederung_20_5" style:display-name="Title1~LT~Gliederung 5" style:family="paragraph" style:parent-style-name="Default_7e_LT_7e_Gliederung_20_4">
      <style:paragraph-properties>
        <style:tab-stops>
          <style:tab-stop style:position="-1.1398in"/>
          <style:tab-stop style:position="-0.1398in"/>
          <style:tab-stop style:position="0in"/>
          <style:tab-stop style:position="0.8602in"/>
          <style:tab-stop style:position="1.8602in"/>
          <style:tab-stop style:position="2.8602in"/>
          <style:tab-stop style:position="3.8602in"/>
          <style:tab-stop style:position="4.8602in"/>
          <style:tab-stop style:position="5.8602in"/>
          <style:tab-stop style:position="6.8602in"/>
        </style:tab-stops>
      </style:paragraph-properties>
    </style:style>
    <style:style style:name="Title1_7e_LT_7e_Gliederung_20_6" style:display-name="Title1~LT~Gliederung 6" style:family="paragraph" style:parent-style-name="Default_7e_LT_7e_Gliederung_20_5"/>
    <style:style style:name="Title1_7e_LT_7e_Gliederung_20_7" style:display-name="Title1~LT~Gliederung 7" style:family="paragraph" style:parent-style-name="Default_7e_LT_7e_Gliederung_20_6"/>
    <style:style style:name="Title1_7e_LT_7e_Gliederung_20_8" style:display-name="Title1~LT~Gliederung 8" style:family="paragraph" style:parent-style-name="Default_7e_LT_7e_Gliederung_20_7"/>
    <style:style style:name="Title1_7e_LT_7e_Gliederung_20_9" style:display-name="Title1~LT~Gliederung 9" style:family="paragraph" style:parent-style-name="Default_7e_LT_7e_Gliederung_20_8"/>
    <style:style style:name="Title1_7e_LT_7e_Titel" style:display-name="Title1~LT~Titel"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letter-kerning="true"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0835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swiss" style:font-pitch="variable" fo:font-size="24pt" fo:font-style="normal" fo:text-shadow="none" style:text-underline-style="none" fo:font-weight="bold" style:letter-kerning="true" style:font-name-asian="Arial1" style:font-family-asian="Arial" style:font-family-generic-asian="swiss" style:font-pitch-asian="variable" style:font-size-asian="24pt" style:font-style-asian="normal" style:font-weight-asian="bold" style:font-name-complex="Arial1" style:font-family-complex="Arial" style:font-family-generic-complex="swiss" style:font-pitch-complex="variable" style:font-size-complex="24pt" style:font-style-complex="normal" style:font-weight-complex="bold" style:text-emphasize="none"/>
    </style:style>
    <style:style style:name="Title1_7e_LT_7e_Notizen" style:display-name="Title1~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swiss" style:font-pitch="variable" fo:font-size="12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456789101112131415161718192021222324252627282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64"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style:font-pitch="variable" fo:font-size="18pt" fo:font-style="normal" fo:text-shadow="none" style:text-underline-style="none" fo:font-weight="normal" style:font-name-asian="Tahoma" style:font-family-asian="Tahoma"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Mangal" fo:font-family="Mangal" style:font-pitch="variable" fo:font-size="18pt" style:letter-kerning="true" style:font-size-asian="18pt"/>
    </style:style>
    <style:style style:name="Numbering_20_Symbols" style:display-name="Numbering Symbols" style:family="text">
      <style:text-properties style:font-name="ARial" fo:font-family="ARial" style:font-family-generic="swiss" fo:font-size="10pt" style:font-size-asian="8.75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4.5in" style:type="right"/>
        </style:tab-stops>
      </style:paragraph-properties>
      <style:text-properties style:font-name="Arial1" fo:font-size="10pt" style:font-size-asian="10pt" style:font-size-complex="10pt"/>
    </style:style>
    <style:style style:name="MP2" style:family="paragraph" style:parent-style-name="Footer">
      <style:paragraph-properties fo:text-align="center" style:justify-single-word="false"/>
      <style:text-properties style:font-name="Arial1" fo:font-size="10pt" style:font-size-asian="10pt" style:font-size-complex="10pt"/>
    </style:style>
    <style:style style:name="MT1" style:family="text">
      <style:text-properties officeooo:rsid="0017026e"/>
    </style:style>
    <style:style style:name="MT2" style:family="text">
      <style:text-properties officeooo:rsid="00562acd"/>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6"/><text:span text:style-name="MT1">82</text:span>. <text:span text:style-name="MT2">Abstract classes</text:span></text:p>
      </style:header>
      <style:footer>
        <text:p text:style-name="MP2"><text:page-number text:select-page="current">8</text:page-number><text:s/>of <text:page-count>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3-24T19:54:42.966000000</dc:date>
    <meta:printed-by>Yihsiang Liow</meta:printed-by>
    <meta:print-date>2006-01-08T16:54:25</meta:print-date>
    <dc:language>en-US</dc:language>
    <meta:editing-cycles>1364</meta:editing-cycles>
    <meta:editing-duration>P11DT8H15M51S</meta:editing-duration>
    <meta:document-statistic meta:table-count="16" meta:image-count="0" meta:object-count="0" meta:page-count="8" meta:paragraph-count="225" meta:word-count="1696" meta:character-count="9436" meta:non-whitespace-character-count="7665"/>
    <meta:user-defined meta:name="Info 1"/>
    <meta:user-defined meta:name="Info 2"/>
    <meta:user-defined meta:name="Info 3"/>
    <meta:user-defined meta:name="Info 4"/>
  </office:meta>
</office:document-meta>
</file>